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1591in"/>
    </style:style>
    <style:style style:name="co3" style:family="table-column">
      <style:table-column-properties fo:break-before="auto" style:column-width="0.2689in"/>
    </style:style>
    <style:style style:name="co4" style:family="table-column">
      <style:table-column-properties fo:break-before="auto" style:column-width="1.2717in"/>
    </style:style>
    <style:style style:name="co5" style:family="table-column">
      <style:table-column-properties fo:break-before="auto" style:column-width="2.7264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7201in"/>
    </style:style>
    <style:style style:name="co9" style:family="table-column">
      <style:table-column-properties fo:break-before="auto" style:column-width="0.6799in"/>
    </style:style>
    <style:style style:name="co10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map style:condition="cell-content()&gt;99999" style:apply-style-name="_31_00k_20_or_20_more" style:base-cell-address="Sheet1.H2"/>
      <style:map style:condition="cell-content()&gt;9999" style:apply-style-name="_31_0k_20_or_20_more" style:base-cell-address="Sheet1.H2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1" table:default-cell-style-name="ce4"/>
        <table:table-column table:style-name="co7" table:number-columns-repeated="3" table:default-cell-style-name="ce4"/>
        <table:table-column table:style-name="co1" table:default-cell-style-name="ce4"/>
        <table:table-column table:style-name="co7" table:number-columns-repeated="4" table:default-cell-style-name="ce4"/>
        <table:table-column table:style-name="co9" table:default-cell-style-name="ce4"/>
        <table:table-column table:style-name="co7" table:number-columns-repeated="4" table:default-cell-style-name="ce4"/>
        <table:table-column table:style-name="co8" table:default-cell-style-name="ce4"/>
        <table:table-column table:style-name="co10" table:default-cell-style-name="ce4"/>
        <table:table-column table:style-name="co8" table:number-columns-repeated="2" table:default-cell-style-name="ce4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lang</text:p>
          </table:table-cell>
          <table:table-cell table:style-name="ce1" table:number-columns-repeated="5"/>
          <table:table-cell table:style-name="ce1" office:value-type="string" calcext:value-type="string">
            <text:p>URL</text:p>
          </table:table-cell>
          <table:table-cell table:style-name="ce3" office:value-type="string" calcext:value-type="string">
            <text:p>5/5 EOD</text:p>
          </table:table-cell>
          <table:table-cell table:style-name="ce5" office:value-type="string" calcext:value-type="string">
            <text:p>5/6 12PM</text:p>
          </table:table-cell>
          <table:table-cell table:style-name="ce5" office:value-type="string" calcext:value-type="string">
            <text:p>5/6 3PM</text:p>
          </table:table-cell>
          <table:table-cell table:style-name="ce5" office:value-type="string" calcext:value-type="string">
            <text:p>5/6 10PM</text:p>
          </table:table-cell>
          <table:table-cell table:style-name="ce5" office:value-type="string" calcext:value-type="string">
            <text:p>5/7 8AM</text:p>
          </table:table-cell>
          <table:table-cell table:style-name="ce5" office:value-type="string" calcext:value-type="string">
            <text:p>5/7 10AM</text:p>
          </table:table-cell>
          <table:table-cell table:style-name="ce5" office:value-type="string" calcext:value-type="string">
            <text:p>5/7 11PM</text:p>
          </table:table-cell>
          <table:table-cell table:style-name="ce5" office:value-type="string" calcext:value-type="string">
            <text:p>5/8 8AM</text:p>
          </table:table-cell>
          <table:table-cell table:style-name="ce5" office:value-type="string" calcext:value-type="string">
            <text:p>5/8 12PM</text:p>
          </table:table-cell>
          <table:table-cell table:style-name="ce5" office:value-type="string" calcext:value-type="string">
            <text:p>5/8 4PM</text:p>
          </table:table-cell>
          <table:table-cell table:style-name="ce5" office:value-type="string" calcext:value-type="string">
            <text:p>5/8 9PM</text:p>
          </table:table-cell>
          <table:table-cell table:style-name="ce5" office:value-type="string" calcext:value-type="string">
            <text:p>5/8 11PM</text:p>
          </table:table-cell>
          <table:table-cell table:style-name="ce5" office:value-type="string" calcext:value-type="string">
            <text:p>5/9 11AM</text:p>
          </table:table-cell>
          <table:table-cell table:style-name="ce5" office:value-type="string" calcext:value-type="string">
            <text:p>5/9 2PM</text:p>
          </table:table-cell>
          <table:table-cell table:style-name="ce5" office:value-type="string" calcext:value-type="string">
            <text:p>5/9 4PM</text:p>
          </table:table-cell>
          <table:table-cell table:style-name="ce5" office:value-type="string" calcext:value-type="string">
            <text:p>5/9 8PM</text:p>
          </table:table-cell>
          <table:table-cell table:number-columns-repeated="2" table:style-name="ce5" office:value-type="string" calcext:value-type="string">
            <text:p>5/9 10PM</text:p>
          </table:table-cell>
          <table:table-cell table:style-name="ce5" office:value-type="string" calcext:value-type="string">
            <text:p>5/11 10AM</text:p>
          </table:table-cell>
          <table:table-cell table:style-name="ce5" office:value-type="string" calcext:value-type="string">
            <text:p>5/12 5PM</text:p>
          </table:table-cell>
          <table:table-cell table:style-name="ce5" office:value-type="string" calcext:value-type="string">
            <text:p>5/12 11PM</text:p>
          </table:table-cell>
          <table:table-cell table:style-name="ce5" office:value-type="string" calcext:value-type="string">
            <text:p>5/13 1PM</text:p>
          </table:table-cell>
          <table:table-cell table:style-name="ce5" office:value-type="string" calcext:value-type="string">
            <text:p>5/13 2PM</text:p>
          </table:table-cell>
          <table:table-cell table:style-name="ce5" table:number-columns-repeated="994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]" office:value-type="string" office:string-value="en" calcext:value-type="string">
            <text:p>en</text:p>
          </table:table-cell>
          <table:table-cell office:value-type="string" calcext:value-type="string">
            <text:p>+AND+NOT+html_</text:p>
          </table:table-cell>
          <table:table-cell table:formula="of:=[.A2]" office:value-type="string" office:string-value="en" calcext:value-type="string">
            <text:p>en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];[.C2];[.D2];[.E2];[.F2])" office:value-type="string" office:string-value="http://prod.search-master.service.sjc.consul:8983/solr/main/select?q=indexed:[2013-06-29T00%3A00%3A00Z+TO+2013-07-30T05%3A00%3A00Z]+AND+lang:en+AND+NOT+html_en:*&amp;fl=wid&amp;wt=json&amp;indent=true&amp;rows=1" calcext:value-type="string">
            <text:p>http://prod.search-master.service.sjc.consul:8983/solr/main/select?q=indexed:[2013-06-29T00%3A00%3A00Z+TO+2013-07-30T05%3A00%3A00Z]+AND+lang:en+AND+NOT+html_en:*&amp;fl=wid&amp;wt=json&amp;indent=true&amp;rows=1</text:p>
          </table:table-cell>
          <table:table-cell office:value-type="float" office:value="11398190" calcext:value-type="float">
            <text:p>11398190</text:p>
          </table:table-cell>
          <table:table-cell office:value-type="float" office:value="11115667" calcext:value-type="float">
            <text:p>11115667</text:p>
          </table:table-cell>
          <table:table-cell office:value-type="float" office:value="11115537" calcext:value-type="float">
            <text:p>11115537</text:p>
          </table:table-cell>
          <table:table-cell office:value-type="float" office:value="11078434" calcext:value-type="float">
            <text:p>11078434</text:p>
          </table:table-cell>
          <table:table-cell office:value-type="float" office:value="11078313" calcext:value-type="float">
            <text:p>11078313</text:p>
          </table:table-cell>
          <table:table-cell office:value-type="float" office:value="11078283" calcext:value-type="float">
            <text:p>11078283</text:p>
          </table:table-cell>
          <table:table-cell office:value-type="float" office:value="10815622" calcext:value-type="float">
            <text:p>10815622</text:p>
          </table:table-cell>
          <table:table-cell office:value-type="float" office:value="10575521" calcext:value-type="float">
            <text:p>10575521</text:p>
          </table:table-cell>
          <table:table-cell office:value-type="float" office:value="10537870" calcext:value-type="float">
            <text:p>10537870</text:p>
          </table:table-cell>
          <table:table-cell office:value-type="float" office:value="10527966" calcext:value-type="float">
            <text:p>10527966</text:p>
          </table:table-cell>
          <table:table-cell office:value-type="float" office:value="10527242" calcext:value-type="float">
            <text:p>10527242</text:p>
          </table:table-cell>
          <table:table-cell office:value-type="float" office:value="10369642" calcext:value-type="float">
            <text:p>10369642</text:p>
          </table:table-cell>
          <table:table-cell office:value-type="float" office:value="9261015" calcext:value-type="float">
            <text:p>9261015</text:p>
          </table:table-cell>
          <table:table-cell office:value-type="float" office:value="9033122" calcext:value-type="float">
            <text:p>9033122</text:p>
          </table:table-cell>
          <table:table-cell office:value-type="float" office:value="8852133" calcext:value-type="float">
            <text:p>8852133</text:p>
          </table:table-cell>
          <table:table-cell office:value-type="float" office:value="8645600" calcext:value-type="float">
            <text:p>8645600</text:p>
          </table:table-cell>
          <table:table-cell office:value-type="float" office:value="8384599" calcext:value-type="float">
            <text:p>8384599</text:p>
          </table:table-cell>
          <table:table-cell office:value-type="float" office:value="7984882" calcext:value-type="float">
            <text:p>7984882</text:p>
          </table:table-cell>
          <table:table-cell office:value-type="float" office:value="7859008" calcext:value-type="float">
            <text:p>7859008</text:p>
          </table:table-cell>
          <table:table-cell table:number-columns-repeated="2" office:value-type="float" office:value="5542970" calcext:value-type="float">
            <text:p>5542970</text:p>
          </table:table-cell>
          <table:table-cell office:value-type="float" office:value="5530970" calcext:value-type="float">
            <text:p>5530970</text:p>
          </table:table-cell>
          <table:table-cell office:value-type="float" office:value="5475378" calcext:value-type="float">
            <text:p>547537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3]" office:value-type="string" office:string-value="es" calcext:value-type="string">
            <text:p>es</text:p>
          </table:table-cell>
          <table:table-cell office:value-type="string" calcext:value-type="string">
            <text:p>+AND+NOT+html_</text:p>
          </table:table-cell>
          <table:table-cell table:formula="of:=[.A3]" office:value-type="string" office:string-value="es" calcext:value-type="string">
            <text:p>es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3];[.C3];[.D3];[.E3];[.F3])" office:value-type="string" office:string-value="http://prod.search-master.service.sjc.consul:8983/solr/main/select?q=indexed:[2013-06-29T00%3A00%3A00Z+TO+2013-07-30T05%3A00%3A00Z]+AND+lang:es+AND+NOT+html_es:*&amp;fl=wid&amp;wt=json&amp;indent=true&amp;rows=1" calcext:value-type="string">
            <text:p>http://prod.search-master.service.sjc.consul:8983/solr/main/select?q=indexed:[2013-06-29T00%3A00%3A00Z+TO+2013-07-30T05%3A00%3A00Z]+AND+lang:es+AND+NOT+html_es:*&amp;fl=wid&amp;wt=json&amp;indent=true&amp;rows=1</text:p>
          </table:table-cell>
          <table:table-cell office:value-type="float" office:value="3509744" calcext:value-type="float">
            <text:p>3509744</text:p>
          </table:table-cell>
          <table:table-cell office:value-type="float" office:value="3469064" calcext:value-type="float">
            <text:p>3469064</text:p>
          </table:table-cell>
          <table:table-cell office:value-type="float" office:value="3431368" calcext:value-type="float">
            <text:p>3431368</text:p>
          </table:table-cell>
          <table:table-cell office:value-type="float" office:value="3427522" calcext:value-type="float">
            <text:p>3427522</text:p>
          </table:table-cell>
          <table:table-cell office:value-type="float" office:value="3367879" calcext:value-type="float">
            <text:p>3367879</text:p>
          </table:table-cell>
          <table:table-cell office:value-type="float" office:value="3367800" calcext:value-type="float">
            <text:p>3367800</text:p>
          </table:table-cell>
          <table:table-cell office:value-type="float" office:value="3174885" calcext:value-type="float">
            <text:p>3174885</text:p>
          </table:table-cell>
          <table:table-cell office:value-type="float" office:value="2970911" calcext:value-type="float">
            <text:p>2970911</text:p>
          </table:table-cell>
          <table:table-cell office:value-type="float" office:value="2920968" calcext:value-type="float">
            <text:p>2920968</text:p>
          </table:table-cell>
          <table:table-cell office:value-type="float" office:value="2561645" calcext:value-type="float">
            <text:p>2561645</text:p>
          </table:table-cell>
          <table:table-cell office:value-type="float" office:value="2369296" calcext:value-type="float">
            <text:p>2369296</text:p>
          </table:table-cell>
          <table:table-cell office:value-type="float" office:value="2335991" calcext:value-type="float">
            <text:p>2335991</text:p>
          </table:table-cell>
          <table:table-cell office:value-type="float" office:value="2109597" calcext:value-type="float">
            <text:p>2109597</text:p>
          </table:table-cell>
          <table:table-cell office:value-type="float" office:value="2109580" calcext:value-type="float">
            <text:p>2109580</text:p>
          </table:table-cell>
          <table:table-cell office:value-type="float" office:value="2109575" calcext:value-type="float">
            <text:p>2109575</text:p>
          </table:table-cell>
          <table:table-cell office:value-type="float" office:value="2109574" calcext:value-type="float">
            <text:p>2109574</text:p>
          </table:table-cell>
          <table:table-cell office:value-type="float" office:value="2049178" calcext:value-type="float">
            <text:p>2049178</text:p>
          </table:table-cell>
          <table:table-cell table:number-columns-repeated="2" office:value-type="float" office:value="2049174" calcext:value-type="float">
            <text:p>2049174</text:p>
          </table:table-cell>
          <table:table-cell table:number-columns-repeated="2" office:value-type="float" office:value="1607538" calcext:value-type="float">
            <text:p>1607538</text:p>
          </table:table-cell>
          <table:table-cell office:value-type="float" office:value="121471" calcext:value-type="float">
            <text:p>121471</text:p>
          </table:table-cell>
          <table:table-cell office:value-type="float" office:value="53447" calcext:value-type="float">
            <text:p>5344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4]" office:value-type="string" office:string-value="pt" calcext:value-type="string">
            <text:p>pt</text:p>
          </table:table-cell>
          <table:table-cell office:value-type="string" calcext:value-type="string">
            <text:p>+AND+NOT+html_</text:p>
          </table:table-cell>
          <table:table-cell table:formula="of:=[.A4]" office:value-type="string" office:string-value="pt" calcext:value-type="string">
            <text:p>pt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4];[.C4];[.D4];[.E4];[.F4])" office:value-type="string" office:string-value="http://prod.search-master.service.sjc.consul:8983/solr/main/select?q=indexed:[2013-06-29T00%3A00%3A00Z+TO+2013-07-30T05%3A00%3A00Z]+AND+lang:pt+AND+NOT+html_pt:*&amp;fl=wid&amp;wt=json&amp;indent=true&amp;rows=1" calcext:value-type="string">
            <text:p>http://prod.search-master.service.sjc.consul:8983/solr/main/select?q=indexed:[2013-06-29T00%3A00%3A00Z+TO+2013-07-30T05%3A00%3A00Z]+AND+lang:pt+AND+NOT+html_pt:*&amp;fl=wid&amp;wt=json&amp;indent=true&amp;rows=1</text:p>
          </table:table-cell>
          <table:table-cell office:value-type="float" office:value="1113892" calcext:value-type="float">
            <text:p>1113892</text:p>
          </table:table-cell>
          <table:table-cell office:value-type="float" office:value="1111441" calcext:value-type="float">
            <text:p>1111441</text:p>
          </table:table-cell>
          <table:table-cell office:value-type="float" office:value="1107436" calcext:value-type="float">
            <text:p>1107436</text:p>
          </table:table-cell>
          <table:table-cell office:value-type="float" office:value="1103149" calcext:value-type="float">
            <text:p>1103149</text:p>
          </table:table-cell>
          <table:table-cell table:number-columns-repeated="2" office:value-type="float" office:value="1103147" calcext:value-type="float">
            <text:p>1103147</text:p>
          </table:table-cell>
          <table:table-cell office:value-type="float" office:value="1100939" calcext:value-type="float">
            <text:p>1100939</text:p>
          </table:table-cell>
          <table:table-cell office:value-type="float" office:value="1100173" calcext:value-type="float">
            <text:p>1100173</text:p>
          </table:table-cell>
          <table:table-cell office:value-type="float" office:value="1099959" calcext:value-type="float">
            <text:p>1099959</text:p>
          </table:table-cell>
          <table:table-cell office:value-type="float" office:value="1099615" calcext:value-type="float">
            <text:p>1099615</text:p>
          </table:table-cell>
          <table:table-cell table:number-columns-repeated="2" office:value-type="float" office:value="1099357" calcext:value-type="float">
            <text:p>1099357</text:p>
          </table:table-cell>
          <table:table-cell table:number-columns-repeated="2" office:value-type="float" office:value="1099320" calcext:value-type="float">
            <text:p>1099320</text:p>
          </table:table-cell>
          <table:table-cell table:number-columns-repeated="2" office:value-type="float" office:value="1099293" calcext:value-type="float">
            <text:p>1099293</text:p>
          </table:table-cell>
          <table:table-cell office:value-type="float" office:value="1073825" calcext:value-type="float">
            <text:p>1073825</text:p>
          </table:table-cell>
          <table:table-cell office:value-type="float" office:value="1073824" calcext:value-type="float">
            <text:p>1073824</text:p>
          </table:table-cell>
          <table:table-cell office:value-type="float" office:value="9220" calcext:value-type="float">
            <text:p>9220</text:p>
          </table:table-cell>
          <table:table-cell table:number-columns-repeated="4" office:value-type="float" office:value="9184" calcext:value-type="float">
            <text:p>918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5]" office:value-type="string" office:string-value="de" calcext:value-type="string">
            <text:p>de</text:p>
          </table:table-cell>
          <table:table-cell office:value-type="string" calcext:value-type="string">
            <text:p>+AND+NOT+html_</text:p>
          </table:table-cell>
          <table:table-cell table:formula="of:=[.A5]" office:value-type="string" office:string-value="de" calcext:value-type="string">
            <text:p>de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5];[.C5];[.D5];[.E5];[.F5])" office:value-type="string" office:string-value="http://prod.search-master.service.sjc.consul:8983/solr/main/select?q=indexed:[2013-06-29T00%3A00%3A00Z+TO+2013-07-30T05%3A00%3A00Z]+AND+lang:de+AND+NOT+html_de:*&amp;fl=wid&amp;wt=json&amp;indent=true&amp;rows=1" calcext:value-type="string">
            <text:p>http://prod.search-master.service.sjc.consul:8983/solr/main/select?q=indexed:[2013-06-29T00%3A00%3A00Z+TO+2013-07-30T05%3A00%3A00Z]+AND+lang:de+AND+NOT+html_de:*&amp;fl=wid&amp;wt=json&amp;indent=true&amp;rows=1</text:p>
          </table:table-cell>
          <table:table-cell office:value-type="float" office:value="829612" calcext:value-type="float">
            <text:p>829612</text:p>
          </table:table-cell>
          <table:table-cell office:value-type="float" office:value="780945" calcext:value-type="float">
            <text:p>780945</text:p>
          </table:table-cell>
          <table:table-cell office:value-type="float" office:value="764908" calcext:value-type="float">
            <text:p>764908</text:p>
          </table:table-cell>
          <table:table-cell office:value-type="float" office:value="755942" calcext:value-type="float">
            <text:p>755942</text:p>
          </table:table-cell>
          <table:table-cell table:number-columns-repeated="2" office:value-type="float" office:value="703119" calcext:value-type="float">
            <text:p>703119</text:p>
          </table:table-cell>
          <table:table-cell office:value-type="float" office:value="568078" calcext:value-type="float">
            <text:p>568078</text:p>
          </table:table-cell>
          <table:table-cell office:value-type="float" office:value="509958" calcext:value-type="float">
            <text:p>509958</text:p>
          </table:table-cell>
          <table:table-cell office:value-type="float" office:value="489754" calcext:value-type="float">
            <text:p>489754</text:p>
          </table:table-cell>
          <table:table-cell office:value-type="float" office:value="421228" calcext:value-type="float">
            <text:p>421228</text:p>
          </table:table-cell>
          <table:table-cell office:value-type="float" office:value="349433" calcext:value-type="float">
            <text:p>349433</text:p>
          </table:table-cell>
          <table:table-cell office:value-type="float" office:value="337416" calcext:value-type="float">
            <text:p>337416</text:p>
          </table:table-cell>
          <table:table-cell office:value-type="float" office:value="278243" calcext:value-type="float">
            <text:p>278243</text:p>
          </table:table-cell>
          <table:table-cell table:number-columns-repeated="3" office:value-type="float" office:value="270355" calcext:value-type="float">
            <text:p>270355</text:p>
          </table:table-cell>
          <table:table-cell office:value-type="float" office:value="262715" calcext:value-type="float">
            <text:p>262715</text:p>
          </table:table-cell>
          <table:table-cell office:value-type="float" office:value="262701" calcext:value-type="float">
            <text:p>262701</text:p>
          </table:table-cell>
          <table:table-cell office:value-type="float" office:value="220464" calcext:value-type="float">
            <text:p>220464</text:p>
          </table:table-cell>
          <table:table-cell table:number-columns-repeated="2" office:value-type="float" office:value="31726" calcext:value-type="float">
            <text:p>31726</text:p>
          </table:table-cell>
          <table:table-cell table:number-columns-repeated="2" office:value-type="float" office:value="19706" calcext:value-type="float">
            <text:p>1970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6]" office:value-type="string" office:string-value="fr" calcext:value-type="string">
            <text:p>fr</text:p>
          </table:table-cell>
          <table:table-cell office:value-type="string" calcext:value-type="string">
            <text:p>+AND+NOT+html_</text:p>
          </table:table-cell>
          <table:table-cell table:formula="of:=[.A6]" office:value-type="string" office:string-value="fr" calcext:value-type="string">
            <text:p>fr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6];[.C6];[.D6];[.E6];[.F6])" office:value-type="string" office:string-value="http://prod.search-master.service.sjc.consul:8983/solr/main/select?q=indexed:[2013-06-29T00%3A00%3A00Z+TO+2013-07-30T05%3A00%3A00Z]+AND+lang:fr+AND+NOT+html_fr:*&amp;fl=wid&amp;wt=json&amp;indent=true&amp;rows=1" calcext:value-type="string">
            <text:p>http://prod.search-master.service.sjc.consul:8983/solr/main/select?q=indexed:[2013-06-29T00%3A00%3A00Z+TO+2013-07-30T05%3A00%3A00Z]+AND+lang:fr+AND+NOT+html_fr:*&amp;fl=wid&amp;wt=json&amp;indent=true&amp;rows=1</text:p>
          </table:table-cell>
          <table:table-cell office:value-type="float" office:value="427847" calcext:value-type="float">
            <text:p>427847</text:p>
          </table:table-cell>
          <table:table-cell office:value-type="float" office:value="414986" calcext:value-type="float">
            <text:p>414986</text:p>
          </table:table-cell>
          <table:table-cell office:value-type="float" office:value="408985" calcext:value-type="float">
            <text:p>408985</text:p>
          </table:table-cell>
          <table:table-cell office:value-type="float" office:value="391575" calcext:value-type="float">
            <text:p>391575</text:p>
          </table:table-cell>
          <table:table-cell table:number-columns-repeated="2" office:value-type="float" office:value="391570" calcext:value-type="float">
            <text:p>391570</text:p>
          </table:table-cell>
          <table:table-cell office:value-type="float" office:value="231391" calcext:value-type="float">
            <text:p>231391</text:p>
          </table:table-cell>
          <table:table-cell office:value-type="float" office:value="91913" calcext:value-type="float">
            <text:p>91913</text:p>
          </table:table-cell>
          <table:table-cell office:value-type="float" office:value="87929" calcext:value-type="float">
            <text:p>87929</text:p>
          </table:table-cell>
          <table:table-cell office:value-type="float" office:value="66227" calcext:value-type="float">
            <text:p>66227</text:p>
          </table:table-cell>
          <table:table-cell office:value-type="float" office:value="56882" calcext:value-type="float">
            <text:p>56882</text:p>
          </table:table-cell>
          <table:table-cell office:value-type="float" office:value="55596" calcext:value-type="float">
            <text:p>55596</text:p>
          </table:table-cell>
          <table:table-cell office:value-type="float" office:value="55076" calcext:value-type="float">
            <text:p>55076</text:p>
          </table:table-cell>
          <table:table-cell table:number-columns-repeated="3" office:value-type="float" office:value="55075" calcext:value-type="float">
            <text:p>55075</text:p>
          </table:table-cell>
          <table:table-cell table:number-columns-repeated="2" office:value-type="float" office:value="53566" calcext:value-type="float">
            <text:p>53566</text:p>
          </table:table-cell>
          <table:table-cell office:value-type="float" office:value="49526" calcext:value-type="float">
            <text:p>49526</text:p>
          </table:table-cell>
          <table:table-cell table:number-columns-repeated="2" office:value-type="float" office:value="49524" calcext:value-type="float">
            <text:p>49524</text:p>
          </table:table-cell>
          <table:table-cell office:value-type="float" office:value="48889" calcext:value-type="float">
            <text:p>48889</text:p>
          </table:table-cell>
          <table:table-cell office:value-type="float" office:value="48888" calcext:value-type="float">
            <text:p>488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7]" office:value-type="string" office:string-value="ru" calcext:value-type="string">
            <text:p>ru</text:p>
          </table:table-cell>
          <table:table-cell office:value-type="string" calcext:value-type="string">
            <text:p>+AND+NOT+html_</text:p>
          </table:table-cell>
          <table:table-cell table:formula="of:=[.A7]" office:value-type="string" office:string-value="ru" calcext:value-type="string">
            <text:p>ru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7];[.C7];[.D7];[.E7];[.F7])" office:value-type="string" office:string-value="http://prod.search-master.service.sjc.consul:8983/solr/main/select?q=indexed:[2013-06-29T00%3A00%3A00Z+TO+2013-07-30T05%3A00%3A00Z]+AND+lang:ru+AND+NOT+html_ru:*&amp;fl=wid&amp;wt=json&amp;indent=true&amp;rows=1" calcext:value-type="string">
            <text:p>http://prod.search-master.service.sjc.consul:8983/solr/main/select?q=indexed:[2013-06-29T00%3A00%3A00Z+TO+2013-07-30T05%3A00%3A00Z]+AND+lang:ru+AND+NOT+html_ru:*&amp;fl=wid&amp;wt=json&amp;indent=true&amp;rows=1</text:p>
          </table:table-cell>
          <table:table-cell office:value-type="float" office:value="425693" calcext:value-type="float">
            <text:p>425693</text:p>
          </table:table-cell>
          <table:table-cell office:value-type="float" office:value="423189" calcext:value-type="float">
            <text:p>423189</text:p>
          </table:table-cell>
          <table:table-cell office:value-type="float" office:value="379427" calcext:value-type="float">
            <text:p>379427</text:p>
          </table:table-cell>
          <table:table-cell office:value-type="float" office:value="377427" calcext:value-type="float">
            <text:p>377427</text:p>
          </table:table-cell>
          <table:table-cell office:value-type="float" office:value="288826" calcext:value-type="float">
            <text:p>288826</text:p>
          </table:table-cell>
          <table:table-cell office:value-type="float" office:value="272808" calcext:value-type="float">
            <text:p>272808</text:p>
          </table:table-cell>
          <table:table-cell office:value-type="float" office:value="68739" calcext:value-type="float">
            <text:p>68739</text:p>
          </table:table-cell>
          <table:table-cell office:value-type="float" office:value="51212" calcext:value-type="float">
            <text:p>51212</text:p>
          </table:table-cell>
          <table:table-cell office:value-type="float" office:value="48774" calcext:value-type="float">
            <text:p>48774</text:p>
          </table:table-cell>
          <table:table-cell office:value-type="float" office:value="37875" calcext:value-type="float">
            <text:p>37875</text:p>
          </table:table-cell>
          <table:table-cell office:value-type="float" office:value="31756" calcext:value-type="float">
            <text:p>31756</text:p>
          </table:table-cell>
          <table:table-cell office:value-type="float" office:value="31563" calcext:value-type="float">
            <text:p>31563</text:p>
          </table:table-cell>
          <table:table-cell office:value-type="float" office:value="30055" calcext:value-type="float">
            <text:p>30055</text:p>
          </table:table-cell>
          <table:table-cell office:value-type="float" office:value="30054" calcext:value-type="float">
            <text:p>30054</text:p>
          </table:table-cell>
          <table:table-cell table:number-columns-repeated="2" office:value-type="float" office:value="30053" calcext:value-type="float">
            <text:p>30053</text:p>
          </table:table-cell>
          <table:table-cell table:number-columns-repeated="2" office:value-type="float" office:value="28505" calcext:value-type="float">
            <text:p>28505</text:p>
          </table:table-cell>
          <table:table-cell office:value-type="float" office:value="19140" calcext:value-type="float">
            <text:p>19140</text:p>
          </table:table-cell>
          <table:table-cell table:number-columns-repeated="2" office:value-type="float" office:value="19132" calcext:value-type="float">
            <text:p>19132</text:p>
          </table:table-cell>
          <table:table-cell table:number-columns-repeated="2" office:value-type="float" office:value="19130" calcext:value-type="float">
            <text:p>19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8]" office:value-type="string" office:string-value="pl" calcext:value-type="string">
            <text:p>pl</text:p>
          </table:table-cell>
          <table:table-cell office:value-type="string" calcext:value-type="string">
            <text:p>+AND+NOT+html_</text:p>
          </table:table-cell>
          <table:table-cell table:formula="of:=[.A8]" office:value-type="string" office:string-value="pl" calcext:value-type="string">
            <text:p>pl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8];[.C8];[.D8];[.E8];[.F8])" office:value-type="string" office:string-value="http://prod.search-master.service.sjc.consul:8983/solr/main/select?q=indexed:[2013-06-29T00%3A00%3A00Z+TO+2013-07-30T05%3A00%3A00Z]+AND+lang:pl+AND+NOT+html_pl:*&amp;fl=wid&amp;wt=json&amp;indent=true&amp;rows=1" calcext:value-type="string">
            <text:p>http://prod.search-master.service.sjc.consul:8983/solr/main/select?q=indexed:[2013-06-29T00%3A00%3A00Z+TO+2013-07-30T05%3A00%3A00Z]+AND+lang:pl+AND+NOT+html_pl:*&amp;fl=wid&amp;wt=json&amp;indent=true&amp;rows=1</text:p>
          </table:table-cell>
          <table:table-cell office:value-type="float" office:value="407905" calcext:value-type="float">
            <text:p>407905</text:p>
          </table:table-cell>
          <table:table-cell office:value-type="float" office:value="394874" calcext:value-type="float">
            <text:p>394874</text:p>
          </table:table-cell>
          <table:table-cell office:value-type="float" office:value="366850" calcext:value-type="float">
            <text:p>366850</text:p>
          </table:table-cell>
          <table:table-cell office:value-type="float" office:value="323328" calcext:value-type="float">
            <text:p>323328</text:p>
          </table:table-cell>
          <table:table-cell table:number-columns-repeated="2" office:value-type="float" office:value="323289" calcext:value-type="float">
            <text:p>323289</text:p>
          </table:table-cell>
          <table:table-cell office:value-type="float" office:value="149983" calcext:value-type="float">
            <text:p>149983</text:p>
          </table:table-cell>
          <table:table-cell office:value-type="float" office:value="80062" calcext:value-type="float">
            <text:p>80062</text:p>
          </table:table-cell>
          <table:table-cell office:value-type="float" office:value="76155" calcext:value-type="float">
            <text:p>76155</text:p>
          </table:table-cell>
          <table:table-cell office:value-type="float" office:value="64762" calcext:value-type="float">
            <text:p>64762</text:p>
          </table:table-cell>
          <table:table-cell office:value-type="float" office:value="51335" calcext:value-type="float">
            <text:p>51335</text:p>
          </table:table-cell>
          <table:table-cell table:number-columns-repeated="3" office:value-type="float" office:value="49222" calcext:value-type="float">
            <text:p>49222</text:p>
          </table:table-cell>
          <table:table-cell table:number-columns-repeated="2" office:value-type="float" office:value="49219" calcext:value-type="float">
            <text:p>49219</text:p>
          </table:table-cell>
          <table:table-cell table:number-columns-repeated="2" office:value-type="float" office:value="47359" calcext:value-type="float">
            <text:p>47359</text:p>
          </table:table-cell>
          <table:table-cell office:value-type="float" office:value="37065" calcext:value-type="float">
            <text:p>37065</text:p>
          </table:table-cell>
          <table:table-cell table:number-columns-repeated="2" office:value-type="float" office:value="37055" calcext:value-type="float">
            <text:p>37055</text:p>
          </table:table-cell>
          <table:table-cell table:number-columns-repeated="2" office:value-type="float" office:value="37054" calcext:value-type="float">
            <text:p>3705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9]" office:value-type="string" office:string-value="zh" calcext:value-type="string">
            <text:p>zh</text:p>
          </table:table-cell>
          <table:table-cell office:value-type="string" calcext:value-type="string">
            <text:p>+AND+NOT+html_</text:p>
          </table:table-cell>
          <table:table-cell table:formula="of:=[.A9]" office:value-type="string" office:string-value="zh" calcext:value-type="string">
            <text:p>zh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9];[.C9];[.D9];[.E9];[.F9])" office:value-type="string" office:string-value="http://prod.search-master.service.sjc.consul:8983/solr/main/select?q=indexed:[2013-06-29T00%3A00%3A00Z+TO+2013-07-30T05%3A00%3A00Z]+AND+lang:zh+AND+NOT+html_zh:*&amp;fl=wid&amp;wt=json&amp;indent=true&amp;rows=1" calcext:value-type="string">
            <text:p>http://prod.search-master.service.sjc.consul:8983/solr/main/select?q=indexed:[2013-06-29T00%3A00%3A00Z+TO+2013-07-30T05%3A00%3A00Z]+AND+lang:zh+AND+NOT+html_zh:*&amp;fl=wid&amp;wt=json&amp;indent=true&amp;rows=1</text:p>
          </table:table-cell>
          <table:table-cell office:value-type="float" office:value="253126" calcext:value-type="float">
            <text:p>253126</text:p>
          </table:table-cell>
          <table:table-cell table:number-columns-repeated="2" office:value-type="float" office:value="250458" calcext:value-type="float">
            <text:p>250458</text:p>
          </table:table-cell>
          <table:table-cell office:value-type="float" office:value="244967" calcext:value-type="float">
            <text:p>244967</text:p>
          </table:table-cell>
          <table:table-cell office:value-type="float" office:value="244872" calcext:value-type="float">
            <text:p>244872</text:p>
          </table:table-cell>
          <table:table-cell office:value-type="float" office:value="244871" calcext:value-type="float">
            <text:p>244871</text:p>
          </table:table-cell>
          <table:table-cell office:value-type="float" office:value="229021" calcext:value-type="float">
            <text:p>229021</text:p>
          </table:table-cell>
          <table:table-cell office:value-type="float" office:value="227063" calcext:value-type="float">
            <text:p>227063</text:p>
          </table:table-cell>
          <table:table-cell office:value-type="float" office:value="226899" calcext:value-type="float">
            <text:p>226899</text:p>
          </table:table-cell>
          <table:table-cell office:value-type="float" office:value="226552" calcext:value-type="float">
            <text:p>226552</text:p>
          </table:table-cell>
          <table:table-cell office:value-type="float" office:value="226191" calcext:value-type="float">
            <text:p>226191</text:p>
          </table:table-cell>
          <table:table-cell office:value-type="float" office:value="226100" calcext:value-type="float">
            <text:p>226100</text:p>
          </table:table-cell>
          <table:table-cell office:value-type="float" office:value="226098" calcext:value-type="float">
            <text:p>226098</text:p>
          </table:table-cell>
          <table:table-cell office:value-type="float" office:value="225680" calcext:value-type="float">
            <text:p>225680</text:p>
          </table:table-cell>
          <table:table-cell table:number-columns-repeated="2" office:value-type="float" office:value="225146" calcext:value-type="float">
            <text:p>225146</text:p>
          </table:table-cell>
          <table:table-cell table:number-columns-repeated="2" office:value-type="float" office:value="222038" calcext:value-type="float">
            <text:p>222038</text:p>
          </table:table-cell>
          <table:table-cell office:value-type="float" office:value="4061" calcext:value-type="float">
            <text:p>4061</text:p>
          </table:table-cell>
          <table:table-cell table:number-columns-repeated="4" office:value-type="float" office:value="4052" calcext:value-type="float">
            <text:p>40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0]" office:value-type="string" office:string-value="ja" calcext:value-type="string">
            <text:p>ja</text:p>
          </table:table-cell>
          <table:table-cell office:value-type="string" calcext:value-type="string">
            <text:p>+AND+NOT+html_</text:p>
          </table:table-cell>
          <table:table-cell table:formula="of:=[.A10]" office:value-type="string" office:string-value="ja" calcext:value-type="string">
            <text:p>ja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0];[.C10];[.D10];[.E10];[.F10])" office:value-type="string" office:string-value="http://prod.search-master.service.sjc.consul:8983/solr/main/select?q=indexed:[2013-06-29T00%3A00%3A00Z+TO+2013-07-30T05%3A00%3A00Z]+AND+lang:ja+AND+NOT+html_ja:*&amp;fl=wid&amp;wt=json&amp;indent=true&amp;rows=1" calcext:value-type="string">
            <text:p>http://prod.search-master.service.sjc.consul:8983/solr/main/select?q=indexed:[2013-06-29T00%3A00%3A00Z+TO+2013-07-30T05%3A00%3A00Z]+AND+lang:ja+AND+NOT+html_ja:*&amp;fl=wid&amp;wt=json&amp;indent=true&amp;rows=1</text:p>
          </table:table-cell>
          <table:table-cell office:value-type="float" office:value="90243" calcext:value-type="float">
            <text:p>90243</text:p>
          </table:table-cell>
          <table:table-cell office:value-type="float" office:value="78465" calcext:value-type="float">
            <text:p>78465</text:p>
          </table:table-cell>
          <table:table-cell office:value-type="float" office:value="68465" calcext:value-type="float">
            <text:p>68465</text:p>
          </table:table-cell>
          <table:table-cell office:value-type="float" office:value="43640" calcext:value-type="float">
            <text:p>43640</text:p>
          </table:table-cell>
          <table:table-cell office:value-type="float" office:value="43631" calcext:value-type="float">
            <text:p>43631</text:p>
          </table:table-cell>
          <table:table-cell office:value-type="float" office:value="43624" calcext:value-type="float">
            <text:p>43624</text:p>
          </table:table-cell>
          <table:table-cell office:value-type="float" office:value="3867" calcext:value-type="float">
            <text:p>3867</text:p>
          </table:table-cell>
          <table:table-cell table:number-columns-repeated="11" office:value-type="float" office:value="3781" calcext:value-type="float">
            <text:p>3781</text:p>
          </table:table-cell>
          <table:table-cell office:value-type="float" office:value="1852" calcext:value-type="float">
            <text:p>1852</text:p>
          </table:table-cell>
          <table:table-cell table:number-columns-repeated="4" office:value-type="float" office:value="1844" calcext:value-type="float">
            <text:p>184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1]" office:value-type="string" office:string-value="nl" calcext:value-type="string">
            <text:p>nl</text:p>
          </table:table-cell>
          <table:table-cell office:value-type="string" calcext:value-type="string">
            <text:p>+AND+NOT+html_</text:p>
          </table:table-cell>
          <table:table-cell table:formula="of:=[.A11]" office:value-type="string" office:string-value="nl" calcext:value-type="string">
            <text:p>nl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1];[.C11];[.D11];[.E11];[.F11])" office:value-type="string" office:string-value="http://prod.search-master.service.sjc.consul:8983/solr/main/select?q=indexed:[2013-06-29T00%3A00%3A00Z+TO+2013-07-30T05%3A00%3A00Z]+AND+lang:nl+AND+NOT+html_nl:*&amp;fl=wid&amp;wt=json&amp;indent=true&amp;rows=1" calcext:value-type="string">
            <text:p>http://prod.search-master.service.sjc.consul:8983/solr/main/select?q=indexed:[2013-06-29T00%3A00%3A00Z+TO+2013-07-30T05%3A00%3A00Z]+AND+lang:nl+AND+NOT+html_nl:*&amp;fl=wid&amp;wt=json&amp;indent=true&amp;rows=1</text:p>
          </table:table-cell>
          <table:table-cell office:value-type="float" office:value="85931" calcext:value-type="float">
            <text:p>85931</text:p>
          </table:table-cell>
          <table:table-cell office:value-type="float" office:value="76409" calcext:value-type="float">
            <text:p>76409</text:p>
          </table:table-cell>
          <table:table-cell table:number-columns-repeated="2" office:value-type="float" office:value="57222" calcext:value-type="float">
            <text:p>57222</text:p>
          </table:table-cell>
          <table:table-cell office:value-type="float" office:value="22044" calcext:value-type="float">
            <text:p>22044</text:p>
          </table:table-cell>
          <table:table-cell office:value-type="float" office:value="17521" calcext:value-type="float">
            <text:p>17521</text:p>
          </table:table-cell>
          <table:table-cell table:number-columns-repeated="12" office:value-type="float" office:value="9031" calcext:value-type="float">
            <text:p>9031</text:p>
          </table:table-cell>
          <table:table-cell office:value-type="float" office:value="7773" calcext:value-type="float">
            <text:p>7773</text:p>
          </table:table-cell>
          <table:table-cell table:number-columns-repeated="2" office:value-type="float" office:value="7769" calcext:value-type="float">
            <text:p>7769</text:p>
          </table:table-cell>
          <table:table-cell table:number-columns-repeated="2" office:value-type="float" office:value="7768" calcext:value-type="float">
            <text:p>776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2]" office:value-type="string" office:string-value="ko" calcext:value-type="string">
            <text:p>ko</text:p>
          </table:table-cell>
          <table:table-cell office:value-type="string" calcext:value-type="string">
            <text:p>+AND+NOT+html_</text:p>
          </table:table-cell>
          <table:table-cell table:formula="of:=[.A12]" office:value-type="string" office:string-value="ko" calcext:value-type="string">
            <text:p>ko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2];[.C12];[.D12];[.E12];[.F12])" office:value-type="string" office:string-value="http://prod.search-master.service.sjc.consul:8983/solr/main/select?q=indexed:[2013-06-29T00%3A00%3A00Z+TO+2013-07-30T05%3A00%3A00Z]+AND+lang:ko+AND+NOT+html_ko:*&amp;fl=wid&amp;wt=json&amp;indent=true&amp;rows=1" calcext:value-type="string">
            <text:p>http://prod.search-master.service.sjc.consul:8983/solr/main/select?q=indexed:[2013-06-29T00%3A00%3A00Z+TO+2013-07-30T05%3A00%3A00Z]+AND+lang:ko+AND+NOT+html_ko:*&amp;fl=wid&amp;wt=json&amp;indent=true&amp;rows=1</text:p>
          </table:table-cell>
          <table:table-cell office:value-type="float" office:value="60382" calcext:value-type="float">
            <text:p>60382</text:p>
          </table:table-cell>
          <table:table-cell office:value-type="float" office:value="55163" calcext:value-type="float">
            <text:p>55163</text:p>
          </table:table-cell>
          <table:table-cell office:value-type="float" office:value="42837" calcext:value-type="float">
            <text:p>42837</text:p>
          </table:table-cell>
          <table:table-cell table:number-columns-repeated="3" office:value-type="float" office:value="7266" calcext:value-type="float">
            <text:p>7266</text:p>
          </table:table-cell>
          <table:table-cell table:number-columns-repeated="13" office:value-type="float" office:value="1843" calcext:value-type="float">
            <text:p>1843</text:p>
          </table:table-cell>
          <table:table-cell table:number-columns-repeated="4" office:value-type="float" office:value="444" calcext:value-type="float">
            <text:p>44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3]" office:value-type="string" office:string-value="it" calcext:value-type="string">
            <text:p>it</text:p>
          </table:table-cell>
          <table:table-cell office:value-type="string" calcext:value-type="string">
            <text:p>+AND+NOT+html_</text:p>
          </table:table-cell>
          <table:table-cell table:formula="of:=[.A13]" office:value-type="string" office:string-value="it" calcext:value-type="string">
            <text:p>it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3];[.C13];[.D13];[.E13];[.F13])" office:value-type="string" office:string-value="http://prod.search-master.service.sjc.consul:8983/solr/main/select?q=indexed:[2013-06-29T00%3A00%3A00Z+TO+2013-07-30T05%3A00%3A00Z]+AND+lang:it+AND+NOT+html_it:*&amp;fl=wid&amp;wt=json&amp;indent=true&amp;rows=1" calcext:value-type="string">
            <text:p>http://prod.search-master.service.sjc.consul:8983/solr/main/select?q=indexed:[2013-06-29T00%3A00%3A00Z+TO+2013-07-30T05%3A00%3A00Z]+AND+lang:it+AND+NOT+html_it:*&amp;fl=wid&amp;wt=json&amp;indent=true&amp;rows=1</text:p>
          </table:table-cell>
          <table:table-cell office:value-type="float" office:value="42653" calcext:value-type="float">
            <text:p>42653</text:p>
          </table:table-cell>
          <table:table-cell office:value-type="float" office:value="42503" calcext:value-type="float">
            <text:p>42503</text:p>
          </table:table-cell>
          <table:table-cell office:value-type="float" office:value="33073" calcext:value-type="float">
            <text:p>33073</text:p>
          </table:table-cell>
          <table:table-cell office:value-type="float" office:value="26567" calcext:value-type="float">
            <text:p>26567</text:p>
          </table:table-cell>
          <table:table-cell table:number-columns-repeated="2" office:value-type="float" office:value="18120" calcext:value-type="float">
            <text:p>18120</text:p>
          </table:table-cell>
          <table:table-cell table:number-columns-repeated="7" office:value-type="float" office:value="6137" calcext:value-type="float">
            <text:p>6137</text:p>
          </table:table-cell>
          <table:table-cell table:number-columns-repeated="5" office:value-type="float" office:value="6135" calcext:value-type="float">
            <text:p>6135</text:p>
          </table:table-cell>
          <table:table-cell office:value-type="float" office:value="444" calcext:value-type="float">
            <text:p>444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4]" office:value-type="string" office:string-value="fi" calcext:value-type="string">
            <text:p>fi</text:p>
          </table:table-cell>
          <table:table-cell office:value-type="string" calcext:value-type="string">
            <text:p>+AND+NOT+html_</text:p>
          </table:table-cell>
          <table:table-cell table:formula="of:=[.A14]" office:value-type="string" office:string-value="fi" calcext:value-type="string">
            <text:p>fi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4];[.C14];[.D14];[.E14];[.F14])" office:value-type="string" office:string-value="http://prod.search-master.service.sjc.consul:8983/solr/main/select?q=indexed:[2013-06-29T00%3A00%3A00Z+TO+2013-07-30T05%3A00%3A00Z]+AND+lang:fi+AND+NOT+html_fi:*&amp;fl=wid&amp;wt=json&amp;indent=true&amp;rows=1" calcext:value-type="string">
            <text:p>http://prod.search-master.service.sjc.consul:8983/solr/main/select?q=indexed:[2013-06-29T00%3A00%3A00Z+TO+2013-07-30T05%3A00%3A00Z]+AND+lang:fi+AND+NOT+html_fi:*&amp;fl=wid&amp;wt=json&amp;indent=true&amp;rows=1</text:p>
          </table:table-cell>
          <table:table-cell office:value-type="float" office:value="35763" calcext:value-type="float">
            <text:p>35763</text:p>
          </table:table-cell>
          <table:table-cell table:number-columns-repeated="2" office:value-type="float" office:value="29887" calcext:value-type="float">
            <text:p>29887</text:p>
          </table:table-cell>
          <table:table-cell table:number-columns-repeated="3" office:value-type="float" office:value="14492" calcext:value-type="float">
            <text:p>14492</text:p>
          </table:table-cell>
          <table:table-cell table:number-columns-repeated="12" office:value-type="float" office:value="7580" calcext:value-type="float">
            <text:p>7580</text:p>
          </table:table-cell>
          <table:table-cell table:number-columns-repeated="5" office:value-type="float" office:value="4155" calcext:value-type="float">
            <text:p>415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5]" office:value-type="string" office:string-value="tr" calcext:value-type="string">
            <text:p>tr</text:p>
          </table:table-cell>
          <table:table-cell office:value-type="string" calcext:value-type="string">
            <text:p>+AND+NOT+html_</text:p>
          </table:table-cell>
          <table:table-cell table:formula="of:=[.A15]" office:value-type="string" office:string-value="tr" calcext:value-type="string">
            <text:p>tr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5];[.C15];[.D15];[.E15];[.F15])" office:value-type="string" office:string-value="http://prod.search-master.service.sjc.consul:8983/solr/main/select?q=indexed:[2013-06-29T00%3A00%3A00Z+TO+2013-07-30T05%3A00%3A00Z]+AND+lang:tr+AND+NOT+html_tr:*&amp;fl=wid&amp;wt=json&amp;indent=true&amp;rows=1" calcext:value-type="string">
            <text:p>http://prod.search-master.service.sjc.consul:8983/solr/main/select?q=indexed:[2013-06-29T00%3A00%3A00Z+TO+2013-07-30T05%3A00%3A00Z]+AND+lang:tr+AND+NOT+html_tr:*&amp;fl=wid&amp;wt=json&amp;indent=true&amp;rows=1</text:p>
          </table:table-cell>
          <table:table-cell office:value-type="float" office:value="34000" calcext:value-type="float">
            <text:p>34000</text:p>
          </table:table-cell>
          <table:table-cell office:value-type="float" office:value="31764" calcext:value-type="float">
            <text:p>31764</text:p>
          </table:table-cell>
          <table:table-cell table:number-columns-repeated="2" office:value-type="float" office:value="20472" calcext:value-type="float">
            <text:p>20472</text:p>
          </table:table-cell>
          <table:table-cell office:value-type="float" office:value="3371" calcext:value-type="float">
            <text:p>3371</text:p>
          </table:table-cell>
          <table:table-cell office:value-type="float" office:value="3301" calcext:value-type="float">
            <text:p>3301</text:p>
          </table:table-cell>
          <table:table-cell table:number-columns-repeated="12" office:value-type="float" office:value="3213" calcext:value-type="float">
            <text:p>3213</text:p>
          </table:table-cell>
          <table:table-cell table:number-columns-repeated="5" office:value-type="float" office:value="2549" calcext:value-type="float">
            <text:p>25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6]" office:value-type="string" office:string-value="hu" calcext:value-type="string">
            <text:p>hu</text:p>
          </table:table-cell>
          <table:table-cell office:value-type="string" calcext:value-type="string">
            <text:p>+AND+NOT+html_</text:p>
          </table:table-cell>
          <table:table-cell table:formula="of:=[.A16]" office:value-type="string" office:string-value="hu" calcext:value-type="string">
            <text:p>hu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6];[.C16];[.D16];[.E16];[.F16])" office:value-type="string" office:string-value="http://prod.search-master.service.sjc.consul:8983/solr/main/select?q=indexed:[2013-06-29T00%3A00%3A00Z+TO+2013-07-30T05%3A00%3A00Z]+AND+lang:hu+AND+NOT+html_hu:*&amp;fl=wid&amp;wt=json&amp;indent=true&amp;rows=1" calcext:value-type="string">
            <text:p>http://prod.search-master.service.sjc.consul:8983/solr/main/select?q=indexed:[2013-06-29T00%3A00%3A00Z+TO+2013-07-30T05%3A00%3A00Z]+AND+lang:hu+AND+NOT+html_hu:*&amp;fl=wid&amp;wt=json&amp;indent=true&amp;rows=1</text:p>
          </table:table-cell>
          <table:table-cell office:value-type="float" office:value="29635" calcext:value-type="float">
            <text:p>29635</text:p>
          </table:table-cell>
          <table:table-cell office:value-type="float" office:value="26099" calcext:value-type="float">
            <text:p>26099</text:p>
          </table:table-cell>
          <table:table-cell office:value-type="float" office:value="22099" calcext:value-type="float">
            <text:p>22099</text:p>
          </table:table-cell>
          <table:table-cell table:number-columns-repeated="3" office:value-type="float" office:value="4410" calcext:value-type="float">
            <text:p>4410</text:p>
          </table:table-cell>
          <table:table-cell table:number-columns-repeated="12" office:value-type="float" office:value="1647" calcext:value-type="float">
            <text:p>1647</text:p>
          </table:table-cell>
          <table:table-cell table:number-columns-repeated="5" office:value-type="float" office:value="966" calcext:value-type="float">
            <text:p>96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7]" office:value-type="string" office:string-value="sv" calcext:value-type="string">
            <text:p>sv</text:p>
          </table:table-cell>
          <table:table-cell office:value-type="string" calcext:value-type="string">
            <text:p>+AND+NOT+html_</text:p>
          </table:table-cell>
          <table:table-cell table:formula="of:=[.A17]" office:value-type="string" office:string-value="sv" calcext:value-type="string">
            <text:p>sv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7];[.C17];[.D17];[.E17];[.F17])" office:value-type="string" office:string-value="http://prod.search-master.service.sjc.consul:8983/solr/main/select?q=indexed:[2013-06-29T00%3A00%3A00Z+TO+2013-07-30T05%3A00%3A00Z]+AND+lang:sv+AND+NOT+html_sv:*&amp;fl=wid&amp;wt=json&amp;indent=true&amp;rows=1" calcext:value-type="string">
            <text:p>http://prod.search-master.service.sjc.consul:8983/solr/main/select?q=indexed:[2013-06-29T00%3A00%3A00Z+TO+2013-07-30T05%3A00%3A00Z]+AND+lang:sv+AND+NOT+html_sv:*&amp;fl=wid&amp;wt=json&amp;indent=true&amp;rows=1</text:p>
          </table:table-cell>
          <table:table-cell office:value-type="float" office:value="22431" calcext:value-type="float">
            <text:p>22431</text:p>
          </table:table-cell>
          <table:table-cell table:number-columns-repeated="2" office:value-type="float" office:value="13795" calcext:value-type="float">
            <text:p>13795</text:p>
          </table:table-cell>
          <table:table-cell office:value-type="float" office:value="4943" calcext:value-type="float">
            <text:p>4943</text:p>
          </table:table-cell>
          <table:table-cell table:number-columns-repeated="2" office:value-type="float" office:value="2725" calcext:value-type="float">
            <text:p>2725</text:p>
          </table:table-cell>
          <table:table-cell table:number-columns-repeated="12" office:value-type="float" office:value="2170" calcext:value-type="float">
            <text:p>2170</text:p>
          </table:table-cell>
          <table:table-cell table:number-columns-repeated="5" office:value-type="float" office:value="1512" calcext:value-type="float">
            <text:p>15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8]" office:value-type="string" office:string-value="ro" calcext:value-type="string">
            <text:p>ro</text:p>
          </table:table-cell>
          <table:table-cell office:value-type="string" calcext:value-type="string">
            <text:p>+AND+NOT+html_</text:p>
          </table:table-cell>
          <table:table-cell table:formula="of:=[.A18]" office:value-type="string" office:string-value="ro" calcext:value-type="string">
            <text:p>ro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8];[.C18];[.D18];[.E18];[.F18])" office:value-type="string" office:string-value="http://prod.search-master.service.sjc.consul:8983/solr/main/select?q=indexed:[2013-06-29T00%3A00%3A00Z+TO+2013-07-30T05%3A00%3A00Z]+AND+lang:ro+AND+NOT+html_ro:*&amp;fl=wid&amp;wt=json&amp;indent=true&amp;rows=1" calcext:value-type="string">
            <text:p>http://prod.search-master.service.sjc.consul:8983/solr/main/select?q=indexed:[2013-06-29T00%3A00%3A00Z+TO+2013-07-30T05%3A00%3A00Z]+AND+lang:ro+AND+NOT+html_ro:*&amp;fl=wid&amp;wt=json&amp;indent=true&amp;rows=1</text:p>
          </table:table-cell>
          <table:table-cell office:value-type="float" office:value="18630" calcext:value-type="float">
            <text:p>18630</text:p>
          </table:table-cell>
          <table:table-cell office:value-type="float" office:value="12238" calcext:value-type="float">
            <text:p>12238</text:p>
          </table:table-cell>
          <table:table-cell office:value-type="float" office:value="6584" calcext:value-type="float">
            <text:p>6584</text:p>
          </table:table-cell>
          <table:table-cell table:number-columns-repeated="3" office:value-type="float" office:value="2039" calcext:value-type="float">
            <text:p>2039</text:p>
          </table:table-cell>
          <table:table-cell table:number-columns-repeated="12" office:value-type="float" office:value="1455" calcext:value-type="float">
            <text:p>1455</text:p>
          </table:table-cell>
          <table:table-cell table:number-columns-repeated="5" office:value-type="float" office:value="1069" calcext:value-type="float">
            <text:p>106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19]" office:value-type="string" office:string-value="el" calcext:value-type="string">
            <text:p>el</text:p>
          </table:table-cell>
          <table:table-cell office:value-type="string" calcext:value-type="string">
            <text:p>+AND+NOT+html_</text:p>
          </table:table-cell>
          <table:table-cell table:formula="of:=[.A19]" office:value-type="string" office:string-value="el" calcext:value-type="string">
            <text:p>el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19];[.C19];[.D19];[.E19];[.F19])" office:value-type="string" office:string-value="http://prod.search-master.service.sjc.consul:8983/solr/main/select?q=indexed:[2013-06-29T00%3A00%3A00Z+TO+2013-07-30T05%3A00%3A00Z]+AND+lang:el+AND+NOT+html_el:*&amp;fl=wid&amp;wt=json&amp;indent=true&amp;rows=1" calcext:value-type="string">
            <text:p>http://prod.search-master.service.sjc.consul:8983/solr/main/select?q=indexed:[2013-06-29T00%3A00%3A00Z+TO+2013-07-30T05%3A00%3A00Z]+AND+lang:el+AND+NOT+html_el:*&amp;fl=wid&amp;wt=json&amp;indent=true&amp;rows=1</text:p>
          </table:table-cell>
          <table:table-cell office:value-type="float" office:value="18627" calcext:value-type="float">
            <text:p>18627</text:p>
          </table:table-cell>
          <table:table-cell office:value-type="float" office:value="15646" calcext:value-type="float">
            <text:p>15646</text:p>
          </table:table-cell>
          <table:table-cell office:value-type="float" office:value="3556" calcext:value-type="float">
            <text:p>3556</text:p>
          </table:table-cell>
          <table:table-cell office:value-type="float" office:value="2074" calcext:value-type="float">
            <text:p>2074</text:p>
          </table:table-cell>
          <table:table-cell office:value-type="float" office:value="1323" calcext:value-type="float">
            <text:p>1323</text:p>
          </table:table-cell>
          <table:table-cell office:value-type="float" office:value="1246" calcext:value-type="float">
            <text:p>1246</text:p>
          </table:table-cell>
          <table:table-cell table:number-columns-repeated="12" office:value-type="float" office:value="1178" calcext:value-type="float">
            <text:p>1178</text:p>
          </table:table-cell>
          <table:table-cell table:number-columns-repeated="5" office:value-type="float" office:value="946" calcext:value-type="float">
            <text:p>94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0]" office:value-type="string" office:string-value="no" calcext:value-type="string">
            <text:p>no</text:p>
          </table:table-cell>
          <table:table-cell office:value-type="string" calcext:value-type="string">
            <text:p>+AND+NOT+html_</text:p>
          </table:table-cell>
          <table:table-cell table:formula="of:=[.A20]" office:value-type="string" office:string-value="no" calcext:value-type="string">
            <text:p>no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0];[.C20];[.D20];[.E20];[.F20])" office:value-type="string" office:string-value="http://prod.search-master.service.sjc.consul:8983/solr/main/select?q=indexed:[2013-06-29T00%3A00%3A00Z+TO+2013-07-30T05%3A00%3A00Z]+AND+lang:no+AND+NOT+html_no:*&amp;fl=wid&amp;wt=json&amp;indent=true&amp;rows=1" calcext:value-type="string">
            <text:p>http://prod.search-master.service.sjc.consul:8983/solr/main/select?q=indexed:[2013-06-29T00%3A00%3A00Z+TO+2013-07-30T05%3A00%3A00Z]+AND+lang:no+AND+NOT+html_no:*&amp;fl=wid&amp;wt=json&amp;indent=true&amp;rows=1</text:p>
          </table:table-cell>
          <table:table-cell office:value-type="float" office:value="14700" calcext:value-type="float">
            <text:p>14700</text:p>
          </table:table-cell>
          <table:table-cell office:value-type="float" office:value="11631" calcext:value-type="float">
            <text:p>11631</text:p>
          </table:table-cell>
          <table:table-cell office:value-type="float" office:value="9316" calcext:value-type="float">
            <text:p>9316</text:p>
          </table:table-cell>
          <table:table-cell table:number-columns-repeated="3" office:value-type="float" office:value="3068" calcext:value-type="float">
            <text:p>3068</text:p>
          </table:table-cell>
          <table:table-cell table:number-columns-repeated="12" office:value-type="float" office:value="1737" calcext:value-type="float">
            <text:p>1737</text:p>
          </table:table-cell>
          <table:table-cell office:value-type="float" office:value="1244" calcext:value-type="float">
            <text:p>1244</text:p>
          </table:table-cell>
          <table:table-cell table:number-columns-repeated="4" office:value-type="float" office:value="1238" calcext:value-type="float">
            <text:p>123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1]" office:value-type="string" office:string-value="id" calcext:value-type="string">
            <text:p>id</text:p>
          </table:table-cell>
          <table:table-cell office:value-type="string" calcext:value-type="string">
            <text:p>+AND+NOT+html_</text:p>
          </table:table-cell>
          <table:table-cell table:formula="of:=[.A21]" office:value-type="string" office:string-value="id" calcext:value-type="string">
            <text:p>id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1];[.C21];[.D21];[.E21];[.F21])" office:value-type="string" office:string-value="http://prod.search-master.service.sjc.consul:8983/solr/main/select?q=indexed:[2013-06-29T00%3A00%3A00Z+TO+2013-07-30T05%3A00%3A00Z]+AND+lang:id+AND+NOT+html_id:*&amp;fl=wid&amp;wt=json&amp;indent=true&amp;rows=1" calcext:value-type="string">
            <text:p>http://prod.search-master.service.sjc.consul:8983/solr/main/select?q=indexed:[2013-06-29T00%3A00%3A00Z+TO+2013-07-30T05%3A00%3A00Z]+AND+lang:id+AND+NOT+html_id:*&amp;fl=wid&amp;wt=json&amp;indent=true&amp;rows=1</text:p>
          </table:table-cell>
          <table:table-cell office:value-type="float" office:value="14115" calcext:value-type="float">
            <text:p>14115</text:p>
          </table:table-cell>
          <table:table-cell table:number-columns-repeated="2" office:value-type="float" office:value="10191" calcext:value-type="float">
            <text:p>10191</text:p>
          </table:table-cell>
          <table:table-cell office:value-type="float" office:value="6523" calcext:value-type="float">
            <text:p>6523</text:p>
          </table:table-cell>
          <table:table-cell table:number-columns-repeated="2" office:value-type="float" office:value="5147" calcext:value-type="float">
            <text:p>5147</text:p>
          </table:table-cell>
          <table:table-cell table:number-columns-repeated="7" office:value-type="float" office:value="2291" calcext:value-type="float">
            <text:p>2291</text:p>
          </table:table-cell>
          <table:table-cell table:number-columns-repeated="5" office:value-type="float" office:value="2285" calcext:value-type="float">
            <text:p>2285</text:p>
          </table:table-cell>
          <table:table-cell table:number-columns-repeated="5" office:value-type="float" office:value="1826" calcext:value-type="float">
            <text:p>18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2]" office:value-type="string" office:string-value="th" calcext:value-type="string">
            <text:p>th</text:p>
          </table:table-cell>
          <table:table-cell office:value-type="string" calcext:value-type="string">
            <text:p>+AND+NOT+html_</text:p>
          </table:table-cell>
          <table:table-cell table:formula="of:=[.A22]" office:value-type="string" office:string-value="th" calcext:value-type="string">
            <text:p>th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2];[.C22];[.D22];[.E22];[.F22])" office:value-type="string" office:string-value="http://prod.search-master.service.sjc.consul:8983/solr/main/select?q=indexed:[2013-06-29T00%3A00%3A00Z+TO+2013-07-30T05%3A00%3A00Z]+AND+lang:th+AND+NOT+html_th:*&amp;fl=wid&amp;wt=json&amp;indent=true&amp;rows=1" calcext:value-type="string">
            <text:p>http://prod.search-master.service.sjc.consul:8983/solr/main/select?q=indexed:[2013-06-29T00%3A00%3A00Z+TO+2013-07-30T05%3A00%3A00Z]+AND+lang:th+AND+NOT+html_th:*&amp;fl=wid&amp;wt=json&amp;indent=true&amp;rows=1</text:p>
          </table:table-cell>
          <table:table-cell office:value-type="float" office:value="11038" calcext:value-type="float">
            <text:p>11038</text:p>
          </table:table-cell>
          <table:table-cell office:value-type="float" office:value="9354" calcext:value-type="float">
            <text:p>9354</text:p>
          </table:table-cell>
          <table:table-cell office:value-type="float" office:value="7354" calcext:value-type="float">
            <text:p>7354</text:p>
          </table:table-cell>
          <table:table-cell table:number-columns-repeated="3" office:value-type="float" office:value="1524" calcext:value-type="float">
            <text:p>1524</text:p>
          </table:table-cell>
          <table:table-cell table:number-columns-repeated="12" office:value-type="float" office:value="1249" calcext:value-type="float">
            <text:p>1249</text:p>
          </table:table-cell>
          <table:table-cell table:number-columns-repeated="5" office:value-type="float" office:value="993" calcext:value-type="float">
            <text:p>9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3]" office:value-type="string" office:string-value="da" calcext:value-type="string">
            <text:p>da</text:p>
          </table:table-cell>
          <table:table-cell office:value-type="string" calcext:value-type="string">
            <text:p>+AND+NOT+html_</text:p>
          </table:table-cell>
          <table:table-cell table:formula="of:=[.A23]" office:value-type="string" office:string-value="da" calcext:value-type="string">
            <text:p>da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3];[.C23];[.D23];[.E23];[.F23])" office:value-type="string" office:string-value="http://prod.search-master.service.sjc.consul:8983/solr/main/select?q=indexed:[2013-06-29T00%3A00%3A00Z+TO+2013-07-30T05%3A00%3A00Z]+AND+lang:da+AND+NOT+html_da:*&amp;fl=wid&amp;wt=json&amp;indent=true&amp;rows=1" calcext:value-type="string">
            <text:p>http://prod.search-master.service.sjc.consul:8983/solr/main/select?q=indexed:[2013-06-29T00%3A00%3A00Z+TO+2013-07-30T05%3A00%3A00Z]+AND+lang:da+AND+NOT+html_da:*&amp;fl=wid&amp;wt=json&amp;indent=true&amp;rows=1</text:p>
          </table:table-cell>
          <table:table-cell office:value-type="float" office:value="10482" calcext:value-type="float">
            <text:p>10482</text:p>
          </table:table-cell>
          <table:table-cell office:value-type="float" office:value="7584" calcext:value-type="float">
            <text:p>7584</text:p>
          </table:table-cell>
          <table:table-cell table:number-columns-repeated="2" office:value-type="float" office:value="2380" calcext:value-type="float">
            <text:p>2380</text:p>
          </table:table-cell>
          <table:table-cell office:value-type="float" office:value="1950" calcext:value-type="float">
            <text:p>1950</text:p>
          </table:table-cell>
          <table:table-cell office:value-type="float" office:value="1899" calcext:value-type="float">
            <text:p>1899</text:p>
          </table:table-cell>
          <table:table-cell table:number-columns-repeated="12" office:value-type="float" office:value="1796" calcext:value-type="float">
            <text:p>1796</text:p>
          </table:table-cell>
          <table:table-cell table:number-columns-repeated="5" office:value-type="float" office:value="1420" calcext:value-type="float">
            <text:p>142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4]" office:value-type="string" office:string-value="bg" calcext:value-type="string">
            <text:p>bg</text:p>
          </table:table-cell>
          <table:table-cell office:value-type="string" calcext:value-type="string">
            <text:p>+AND+NOT+html_</text:p>
          </table:table-cell>
          <table:table-cell table:formula="of:=[.A24]" office:value-type="string" office:string-value="bg" calcext:value-type="string">
            <text:p>bg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4];[.C24];[.D24];[.E24];[.F24])" office:value-type="string" office:string-value="http://prod.search-master.service.sjc.consul:8983/solr/main/select?q=indexed:[2013-06-29T00%3A00%3A00Z+TO+2013-07-30T05%3A00%3A00Z]+AND+lang:bg+AND+NOT+html_bg:*&amp;fl=wid&amp;wt=json&amp;indent=true&amp;rows=1" calcext:value-type="string">
            <text:p>http://prod.search-master.service.sjc.consul:8983/solr/main/select?q=indexed:[2013-06-29T00%3A00%3A00Z+TO+2013-07-30T05%3A00%3A00Z]+AND+lang:bg+AND+NOT+html_bg:*&amp;fl=wid&amp;wt=json&amp;indent=true&amp;rows=1</text:p>
          </table:table-cell>
          <table:table-cell office:value-type="float" office:value="10459" calcext:value-type="float">
            <text:p>10459</text:p>
          </table:table-cell>
          <table:table-cell office:value-type="float" office:value="6512" calcext:value-type="float">
            <text:p>6512</text:p>
          </table:table-cell>
          <table:table-cell office:value-type="float" office:value="1046" calcext:value-type="float">
            <text:p>1046</text:p>
          </table:table-cell>
          <table:table-cell table:number-columns-repeated="3" office:value-type="float" office:value="750" calcext:value-type="float">
            <text:p>750</text:p>
          </table:table-cell>
          <table:table-cell table:number-columns-repeated="12" office:value-type="float" office:value="527" calcext:value-type="float">
            <text:p>527</text:p>
          </table:table-cell>
          <table:table-cell table:number-columns-repeated="5" office:value-type="float" office:value="345" calcext:value-type="float">
            <text:p>3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5]" office:value-type="string" office:string-value="ca" calcext:value-type="string">
            <text:p>ca</text:p>
          </table:table-cell>
          <table:table-cell office:value-type="string" calcext:value-type="string">
            <text:p>+AND+NOT+html_</text:p>
          </table:table-cell>
          <table:table-cell table:formula="of:=[.A25]" office:value-type="string" office:string-value="ca" calcext:value-type="string">
            <text:p>ca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5];[.C25];[.D25];[.E25];[.F25])" office:value-type="string" office:string-value="http://prod.search-master.service.sjc.consul:8983/solr/main/select?q=indexed:[2013-06-29T00%3A00%3A00Z+TO+2013-07-30T05%3A00%3A00Z]+AND+lang:ca+AND+NOT+html_ca:*&amp;fl=wid&amp;wt=json&amp;indent=true&amp;rows=1" calcext:value-type="string">
            <text:p>http://prod.search-master.service.sjc.consul:8983/solr/main/select?q=indexed:[2013-06-29T00%3A00%3A00Z+TO+2013-07-30T05%3A00%3A00Z]+AND+lang:ca+AND+NOT+html_ca:*&amp;fl=wid&amp;wt=json&amp;indent=true&amp;rows=1</text:p>
          </table:table-cell>
          <table:table-cell office:value-type="float" office:value="9237" calcext:value-type="float">
            <text:p>9237</text:p>
          </table:table-cell>
          <table:table-cell table:number-columns-repeated="2" office:value-type="float" office:value="2577" calcext:value-type="float">
            <text:p>2577</text:p>
          </table:table-cell>
          <table:table-cell office:value-type="float" office:value="2171" calcext:value-type="float">
            <text:p>2171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12" office:value-type="float" office:value="1676" calcext:value-type="float">
            <text:p>1676</text:p>
          </table:table-cell>
          <table:table-cell table:number-columns-repeated="5" office:value-type="float" office:value="1273" calcext:value-type="float">
            <text:p>127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6]" office:value-type="string" office:string-value="ar" calcext:value-type="string">
            <text:p>ar</text:p>
          </table:table-cell>
          <table:table-cell office:value-type="string" calcext:value-type="string">
            <text:p>+AND+NOT+html_</text:p>
          </table:table-cell>
          <table:table-cell table:formula="of:=[.A26]" office:value-type="string" office:string-value="ar" calcext:value-type="string">
            <text:p>ar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6];[.C26];[.D26];[.E26];[.F26])" office:value-type="string" office:string-value="http://prod.search-master.service.sjc.consul:8983/solr/main/select?q=indexed:[2013-06-29T00%3A00%3A00Z+TO+2013-07-30T05%3A00%3A00Z]+AND+lang:ar+AND+NOT+html_ar:*&amp;fl=wid&amp;wt=json&amp;indent=true&amp;rows=1" calcext:value-type="string">
            <text:p>http://prod.search-master.service.sjc.consul:8983/solr/main/select?q=indexed:[2013-06-29T00%3A00%3A00Z+TO+2013-07-30T05%3A00%3A00Z]+AND+lang:ar+AND+NOT+html_ar:*&amp;fl=wid&amp;wt=json&amp;indent=true&amp;rows=1</text:p>
          </table:table-cell>
          <table:table-cell office:value-type="float" office:value="7682" calcext:value-type="float">
            <text:p>7682</text:p>
          </table:table-cell>
          <table:table-cell table:number-columns-repeated="2" office:value-type="float" office:value="4825" calcext:value-type="float">
            <text:p>4825</text:p>
          </table:table-cell>
          <table:table-cell table:number-columns-repeated="15" office:value-type="float" office:value="865" calcext:value-type="float">
            <text:p>865</text:p>
          </table:table-cell>
          <table:table-cell table:number-columns-repeated="5" office:value-type="float" office:value="618" calcext:value-type="float">
            <text:p>61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7]" office:value-type="string" office:string-value="gl" calcext:value-type="string">
            <text:p>gl</text:p>
          </table:table-cell>
          <table:table-cell office:value-type="string" calcext:value-type="string">
            <text:p>+AND+NOT+html_</text:p>
          </table:table-cell>
          <table:table-cell table:formula="of:=[.A27]" office:value-type="string" office:string-value="gl" calcext:value-type="string">
            <text:p>gl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7];[.C27];[.D27];[.E27];[.F27])" office:value-type="string" office:string-value="http://prod.search-master.service.sjc.consul:8983/solr/main/select?q=indexed:[2013-06-29T00%3A00%3A00Z+TO+2013-07-30T05%3A00%3A00Z]+AND+lang:gl+AND+NOT+html_gl:*&amp;fl=wid&amp;wt=json&amp;indent=true&amp;rows=1" calcext:value-type="string">
            <text:p>http://prod.search-master.service.sjc.consul:8983/solr/main/select?q=indexed:[2013-06-29T00%3A00%3A00Z+TO+2013-07-30T05%3A00%3A00Z]+AND+lang:gl+AND+NOT+html_gl:*&amp;fl=wid&amp;wt=json&amp;indent=true&amp;rows=1</text:p>
          </table:table-cell>
          <table:table-cell office:value-type="float" office:value="3724" calcext:value-type="float">
            <text:p>3724</text:p>
          </table:table-cell>
          <table:table-cell office:value-type="float" office:value="3402" calcext:value-type="float">
            <text:p>3402</text:p>
          </table:table-cell>
          <table:table-cell table:number-columns-repeated="2" office:value-type="float" office:value="368" calcext:value-type="float">
            <text:p>368</text:p>
          </table:table-cell>
          <table:table-cell table:number-columns-repeated="14" office:value-type="float" office:value="228" calcext:value-type="float">
            <text:p>228</text:p>
          </table:table-cell>
          <table:table-cell table:number-columns-repeated="5" office:value-type="float" office:value="191" calcext:value-type="float">
            <text:p>19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8]" office:value-type="string" office:string-value="fa" calcext:value-type="string">
            <text:p>fa</text:p>
          </table:table-cell>
          <table:table-cell office:value-type="string" calcext:value-type="string">
            <text:p>+AND+NOT+html_</text:p>
          </table:table-cell>
          <table:table-cell table:formula="of:=[.A28]" office:value-type="string" office:string-value="fa" calcext:value-type="string">
            <text:p>fa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8];[.C28];[.D28];[.E28];[.F28])" office:value-type="string" office:string-value="http://prod.search-master.service.sjc.consul:8983/solr/main/select?q=indexed:[2013-06-29T00%3A00%3A00Z+TO+2013-07-30T05%3A00%3A00Z]+AND+lang:fa+AND+NOT+html_fa:*&amp;fl=wid&amp;wt=json&amp;indent=true&amp;rows=1" calcext:value-type="string">
            <text:p>http://prod.search-master.service.sjc.consul:8983/solr/main/select?q=indexed:[2013-06-29T00%3A00%3A00Z+TO+2013-07-30T05%3A00%3A00Z]+AND+lang:fa+AND+NOT+html_fa:*&amp;fl=wid&amp;wt=json&amp;indent=true&amp;rows=1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377" calcext:value-type="float">
            <text:p>377</text:p>
          </table:table-cell>
          <table:table-cell table:number-columns-repeated="3" office:value-type="float" office:value="307" calcext:value-type="float">
            <text:p>307</text:p>
          </table:table-cell>
          <table:table-cell table:number-columns-repeated="12" office:value-type="float" office:value="170" calcext:value-type="float">
            <text:p>170</text:p>
          </table:table-cell>
          <table:table-cell table:number-columns-repeated="5" office:value-type="float" office:value="127" calcext:value-type="float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29]" office:value-type="string" office:string-value="hi" calcext:value-type="string">
            <text:p>hi</text:p>
          </table:table-cell>
          <table:table-cell office:value-type="string" calcext:value-type="string">
            <text:p>+AND+NOT+html_</text:p>
          </table:table-cell>
          <table:table-cell table:formula="of:=[.A29]" office:value-type="string" office:string-value="hi" calcext:value-type="string">
            <text:p>hi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29];[.C29];[.D29];[.E29];[.F29])" office:value-type="string" office:string-value="http://prod.search-master.service.sjc.consul:8983/solr/main/select?q=indexed:[2013-06-29T00%3A00%3A00Z+TO+2013-07-30T05%3A00%3A00Z]+AND+lang:hi+AND+NOT+html_hi:*&amp;fl=wid&amp;wt=json&amp;indent=true&amp;rows=1" calcext:value-type="string">
            <text:p>http://prod.search-master.service.sjc.consul:8983/solr/main/select?q=indexed:[2013-06-29T00%3A00%3A00Z+TO+2013-07-30T05%3A00%3A00Z]+AND+lang:hi+AND+NOT+html_hi:*&amp;fl=wid&amp;wt=json&amp;indent=true&amp;rows=1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1"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58" calcext:value-type="float">
            <text:p>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30]" office:value-type="string" office:string-value="eu" calcext:value-type="string">
            <text:p>eu</text:p>
          </table:table-cell>
          <table:table-cell office:value-type="string" calcext:value-type="string">
            <text:p>+AND+NOT+html_</text:p>
          </table:table-cell>
          <table:table-cell table:formula="of:=[.A30]" office:value-type="string" office:string-value="eu" calcext:value-type="string">
            <text:p>eu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30];[.C30];[.D30];[.E30];[.F30])" office:value-type="string" office:string-value="http://prod.search-master.service.sjc.consul:8983/solr/main/select?q=indexed:[2013-06-29T00%3A00%3A00Z+TO+2013-07-30T05%3A00%3A00Z]+AND+lang:eu+AND+NOT+html_eu:*&amp;fl=wid&amp;wt=json&amp;indent=true&amp;rows=1" calcext:value-type="string">
            <text:p>http://prod.search-master.service.sjc.consul:8983/solr/main/select?q=indexed:[2013-06-29T00%3A00%3A00Z+TO+2013-07-30T05%3A00%3A00Z]+AND+lang:eu+AND+NOT+html_eu:*&amp;fl=wid&amp;wt=json&amp;indent=true&amp;rows=1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ttp://prod.search-master.service.sjc.consul:8983/solr/main/select?q=indexed:[2013-06-29T00%3A00%3A00Z+TO+2013-07-30T05%3A00%3A00Z]+AND+lang:</text:p>
          </table:table-cell>
          <table:table-cell table:formula="of:=[.A31]" office:value-type="string" office:string-value="lv" calcext:value-type="string">
            <text:p>lv</text:p>
          </table:table-cell>
          <table:table-cell office:value-type="string" calcext:value-type="string">
            <text:p>+AND+NOT+html_</text:p>
          </table:table-cell>
          <table:table-cell table:formula="of:=[.A31]" office:value-type="string" office:string-value="lv" calcext:value-type="string">
            <text:p>lv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31];[.C31];[.D31];[.E31];[.F31])" office:value-type="string" office:string-value="http://prod.search-master.service.sjc.consul:8983/solr/main/select?q=indexed:[2013-06-29T00%3A00%3A00Z+TO+2013-07-30T05%3A00%3A00Z]+AND+lang:lv+AND+NOT+html_lv:*&amp;fl=wid&amp;wt=json&amp;indent=true&amp;rows=1" calcext:value-type="string">
            <text:p>http://prod.search-master.service.sjc.consul:8983/solr/main/select?q=indexed:[2013-06-29T00%3A00%3A00Z+TO+2013-07-30T05%3A00%3A00Z]+AND+lang:lv+AND+NOT+html_lv:*&amp;fl=wid&amp;wt=json&amp;indent=true&amp;rows=1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13"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<text:a xlink:href="http://prod.search-master.service.sjc.consul:8983/solr/main/select?q=indexed:[2013-06-29T00%3A00%3A00Z+TO+2013-07-30T05%25" xlink:type="simple">http://prod.search-master.service.sjc.consul:8983/solr/main/select?q=indexed:[2013-06-29T00%3A00%3A00Z+TO+2013-07-30T05%</text:a>3A00%3A00Z]+AND+lang:</text:p>
          </table:table-cell>
          <table:table-cell table:formula="of:=[.A32]" office:value-type="string" office:string-value="ga" calcext:value-type="string">
            <text:p>ga</text:p>
          </table:table-cell>
          <table:table-cell office:value-type="string" calcext:value-type="string">
            <text:p>+AND+NOT+html_</text:p>
          </table:table-cell>
          <table:table-cell table:formula="of:=[.A32]" office:value-type="string" office:string-value="ga" calcext:value-type="string">
            <text:p>ga</text:p>
          </table:table-cell>
          <table:table-cell office:value-type="string" calcext:value-type="string">
            <text:p>:*&amp;fl=wid&amp;wt=json&amp;indent=true&amp;rows=1</text:p>
          </table:table-cell>
          <table:table-cell table:formula="of:=CONCATENATE([.B32];[.C32];[.D32];[.E32];[.F32])" office:value-type="string" office:string-value="http://prod.search-master.service.sjc.consul:8983/solr/main/select?q=indexed:[2013-06-29T00%3A00%3A00Z+TO+2013-07-30T05%3A00%3A00Z]+AND+lang:ga+AND+NOT+html_ga:*&amp;fl=wid&amp;wt=json&amp;indent=true&amp;rows=1" calcext:value-type="string">
            <text:p>http://prod.search-master.service.sjc.consul:8983/solr/main/select?q=indexed:[2013-06-29T00%3A00%3A00Z+TO+2013-07-30T05%3A00%3A00Z]+AND+lang:ga+AND+NOT+html_ga:*&amp;fl=wid&amp;wt=json&amp;indent=true&amp;rows=1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OTAL:</text:p>
          </table:table-cell>
          <table:table-cell table:number-columns-repeated="6"/>
          <table:table-cell table:style-name="Default" table:formula="of:=SUM([.H2:.H32])" office:value-type="float" office:value="18888489" calcext:value-type="float">
            <text:p>18888489</text:p>
          </table:table-cell>
          <table:table-cell table:style-name="Default" table:formula="of:=SUM([.I2:.I32])" office:value-type="float" office:value="18399896" calcext:value-type="float">
            <text:p>18399896</text:p>
          </table:table-cell>
          <table:table-cell table:style-name="Default" table:formula="of:=SUM([.J2:.J32])" office:value-type="float" office:value="18162055" calcext:value-type="float">
            <text:p>18162055</text:p>
          </table:table-cell>
          <table:table-cell table:style-name="Default" table:formula="of:=SUM([.K2:.K32])" office:value-type="float" office:value="17903931" calcext:value-type="float">
            <text:p>17903931</text:p>
          </table:table-cell>
          <table:table-cell table:style-name="Default" table:formula="of:=SUM([.L2:.L32])" office:value-type="float" office:value="17636515" calcext:value-type="float">
            <text:p>17636515</text:p>
          </table:table-cell>
          <table:table-cell table:style-name="Default" table:formula="of:=SUM([.M2:.M32])" office:value-type="float" office:value="17615659" calcext:value-type="float">
            <text:p>17615659</text:p>
          </table:table-cell>
          <table:table-cell table:style-name="Default" table:formula="of:=SUM([.N2:.N32])" office:value-type="float" office:value="16387635" calcext:value-type="float">
            <text:p>16387635</text:p>
          </table:table-cell>
          <table:table-cell table:style-name="Default" table:formula="of:=SUM([.O2:.O32])" office:value-type="float" office:value="15655704" calcext:value-type="float">
            <text:p>15655704</text:p>
          </table:table-cell>
          <table:table-cell table:style-name="Default" table:formula="of:=SUM([.P2:.P32])" office:value-type="float" office:value="15537199" calcext:value-type="float">
            <text:p>15537199</text:p>
          </table:table-cell>
          <table:table-cell table:style-name="Default" table:formula="of:=SUM([.Q2:.Q32])" office:value-type="float" office:value="15054761" calcext:value-type="float">
            <text:p>15054761</text:p>
          </table:table-cell>
          <table:table-cell table:style-name="Default" table:formula="of:=SUM([.R2:.R32])" office:value-type="float" office:value="14760383" calcext:value-type="float">
            <text:p>14760383</text:p>
          </table:table-cell>
          <table:table-cell table:style-name="Default" table:formula="of:=SUM([.S2:.S32])" office:value-type="float" office:value="14553778" calcext:value-type="float">
            <text:p>14553778</text:p>
          </table:table-cell>
          <table:table-cell table:style-name="Default" table:formula="of:=SUM([.T2:.T32])" office:value-type="float" office:value="13157517" calcext:value-type="float">
            <text:p>13157517</text:p>
          </table:table-cell>
          <table:table-cell table:style-name="Default" table:formula="of:=SUM([.U2:.U32])" office:value-type="float" office:value="12921291" calcext:value-type="float">
            <text:p>12921291</text:p>
          </table:table-cell>
          <table:table-cell table:style-name="Default" table:formula="of:=SUM([.V2:.V32])" office:value-type="float" office:value="12739732" calcext:value-type="float">
            <text:p>12739732</text:p>
          </table:table-cell>
          <table:table-cell table:style-name="Default" table:formula="of:=SUM([.W2:.W32])" office:value-type="float" office:value="12533198" calcext:value-type="float">
            <text:p>12533198</text:p>
          </table:table-cell>
          <table:table-cell table:style-name="Default" table:formula="of:=SUM([.X2:.X32])" office:value-type="float" office:value="12170668" calcext:value-type="float">
            <text:p>12170668</text:p>
          </table:table-cell>
          <table:table-cell table:style-name="Default" table:formula="of:=SUM([.Y2:.Y32])" office:value-type="float" office:value="11770726" calcext:value-type="float">
            <text:p>11770726</text:p>
          </table:table-cell>
          <table:table-cell table:style-name="Default" table:formula="of:=SUM([.Z2:.Z32])" office:value-type="float" office:value="10278862" calcext:value-type="float">
            <text:p>10278862</text:p>
          </table:table-cell>
          <table:table-cell table:style-name="Default" table:formula="of:=SUM([.AA2:.AA32])" office:value-type="float" office:value="7330748" calcext:value-type="float">
            <text:p>7330748</text:p>
          </table:table-cell>
          <table:table-cell table:style-name="Default" table:formula="of:=SUM([.AB2:.AB32])" office:value-type="float" office:value="7330748" calcext:value-type="float">
            <text:p>7330748</text:p>
          </table:table-cell>
          <table:table-cell table:style-name="Default" table:formula="of:=SUM([.AC2:.AC32])" office:value-type="float" office:value="5820022" calcext:value-type="float">
            <text:p>5820022</text:p>
          </table:table-cell>
          <table:table-cell table:style-name="Default" table:formula="of:=SUM([.AD2:.AD32])" office:value-type="float" office:value="5696405" calcext:value-type="float">
            <text:p>56964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PROGRESS:</text:p>
          </table:table-cell>
          <table:table-cell table:style-name="ce2" table:number-columns-repeated="6"/>
          <table:table-cell table:style-name="ce2" table:formula="of:=1-[.H33]/[.$H33]" office:value-type="percentage" office:value="0" calcext:value-type="percentage">
            <text:p>0.00%</text:p>
          </table:table-cell>
          <table:table-cell table:style-name="ce2" table:formula="of:=1-[.I33]/[.$H33]" office:value-type="percentage" office:value="0.0258672358598933" calcext:value-type="percentage">
            <text:p>2.59%</text:p>
          </table:table-cell>
          <table:table-cell table:style-name="ce2" table:formula="of:=1-[.J33]/[.$H33]" office:value-type="percentage" office:value="0.0384590847896833" calcext:value-type="percentage">
            <text:p>3.85%</text:p>
          </table:table-cell>
          <table:table-cell table:style-name="ce2" table:formula="of:=1-[.K33]/[.$H33]" office:value-type="percentage" office:value="0.0521247623354096" calcext:value-type="percentage">
            <text:p>5.21%</text:p>
          </table:table-cell>
          <table:table-cell table:style-name="ce2" table:formula="of:=1-[.L33]/[.$H33]" office:value-type="percentage" office:value="0.0662823797075562" calcext:value-type="percentage">
            <text:p>6.63%</text:p>
          </table:table-cell>
          <table:table-cell table:style-name="ce2" table:formula="of:=1-[.M33]/[.$H33]" office:value-type="percentage" office:value="0.0673865442598399" calcext:value-type="percentage">
            <text:p>6.74%</text:p>
          </table:table-cell>
          <table:table-cell table:style-name="ce2" table:formula="of:=1-[.N33]/[.$H33]" office:value-type="percentage" office:value="0.132400955947297" calcext:value-type="percentage">
            <text:p>13.24%</text:p>
          </table:table-cell>
          <table:table-cell table:style-name="ce2" table:formula="of:=1-[.O33]/[.$H33]" office:value-type="percentage" office:value="0.171151064545184" calcext:value-type="percentage">
            <text:p>17.12%</text:p>
          </table:table-cell>
          <table:table-cell table:style-name="ce2" table:formula="of:=1-[.P33]/[.$H33]" office:value-type="percentage" office:value="0.177424991485555" calcext:value-type="percentage">
            <text:p>17.74%</text:p>
          </table:table-cell>
          <table:table-cell table:style-name="ce2" table:formula="of:=1-[.Q33]/[.$H33]" office:value-type="percentage" office:value="0.202966367505627" calcext:value-type="percentage">
            <text:p>20.30%</text:p>
          </table:table-cell>
          <table:table-cell table:style-name="ce2" table:formula="of:=1-[.R33]/[.$H33]" office:value-type="percentage" office:value="0.218551415097311" calcext:value-type="percentage">
            <text:p>21.86%</text:p>
          </table:table-cell>
          <table:table-cell table:style-name="ce2" table:formula="of:=1-[.S33]/[.$H33]" office:value-type="percentage" office:value="0.229489558428946" calcext:value-type="percentage">
            <text:p>22.95%</text:p>
          </table:table-cell>
          <table:table-cell table:style-name="ce2" table:formula="of:=1-[.T33]/[.$H33]" office:value-type="percentage" office:value="0.303410823385608" calcext:value-type="percentage">
            <text:p>30.34%</text:p>
          </table:table-cell>
          <table:table-cell table:style-name="ce2" table:formula="of:=1-[.U33]/[.$H33]" office:value-type="percentage" office:value="0.315917170505274" calcext:value-type="percentage">
            <text:p>31.59%</text:p>
          </table:table-cell>
          <table:table-cell table:style-name="ce2" table:formula="of:=1-[.V33]/[.$H33]" office:value-type="percentage" office:value="0.325529321058979" calcext:value-type="percentage">
            <text:p>32.55%</text:p>
          </table:table-cell>
          <table:table-cell table:style-name="ce2" table:formula="of:=1-[.W33]/[.$H33]" office:value-type="percentage" office:value="0.336463705487506" calcext:value-type="percentage">
            <text:p>33.65%</text:p>
          </table:table-cell>
          <table:table-cell table:style-name="ce2" table:formula="of:=1-[.X33]/[.$H33]" office:value-type="percentage" office:value="0.355656876524109" calcext:value-type="percentage">
            <text:p>35.57%</text:p>
          </table:table-cell>
          <table:table-cell table:style-name="ce2" table:formula="of:=1-[.Y33]/[.$H33]" office:value-type="percentage" office:value="0.376830724786932" calcext:value-type="percentage">
            <text:p>37.68%</text:p>
          </table:table-cell>
          <table:table-cell table:style-name="ce2" table:formula="of:=1-[.Z33]/[.$H33]" office:value-type="percentage" office:value="0.455813432191426" calcext:value-type="percentage">
            <text:p>45.58%</text:p>
          </table:table-cell>
          <table:table-cell table:style-name="ce2" table:formula="of:=1-[.AA33]/[.$H33]" office:value-type="percentage" office:value="0.611893360024722" calcext:value-type="percentage">
            <text:p>61.19%</text:p>
          </table:table-cell>
          <table:table-cell table:style-name="ce2" table:formula="of:=1-[.AB33]/[.$H33]" office:value-type="percentage" office:value="0.611893360024722" calcext:value-type="percentage">
            <text:p>61.19%</text:p>
          </table:table-cell>
          <table:table-cell table:style-name="ce2" table:formula="of:=1-[.AC33]/[.$H33]" office:value-type="percentage" office:value="0.691874665040703" calcext:value-type="percentage">
            <text:p>69.19%</text:p>
          </table:table-cell>
          <table:table-cell table:style-name="ce2" table:formula="of:=1-[.AD33]/[.$H33]" office:value-type="percentage" office:value="0.698419233004821" calcext:value-type="percentage">
            <text:p>69.84%</text:p>
          </table:table-cell>
          <table:table-cell table:style-name="ce2" table:number-columns-repeated="994"/>
        </table:table-row>
        <table:table-row table:style-name="ro1">
          <table:table-cell office:value-type="string" calcext:value-type="string">
            <text:p>En progress:</text:p>
          </table:table-cell>
          <table:table-cell table:number-columns-repeated="6"/>
          <table:table-cell table:style-name="ce2" table:formula="of:=1-[.H2]/[.$H2]" office:value-type="percentage" office:value="0" calcext:value-type="percentage">
            <text:p>0.00%</text:p>
          </table:table-cell>
          <table:table-cell table:style-name="ce2" table:formula="of:=1-[.I2]/[.$H2]" office:value-type="percentage" office:value="0.0247866547232499" calcext:value-type="percentage">
            <text:p>2.48%</text:p>
          </table:table-cell>
          <table:table-cell table:style-name="ce2" table:formula="of:=1-[.J2]/[.$H2]" office:value-type="percentage" office:value="0.0247980600428664" calcext:value-type="percentage">
            <text:p>2.48%</text:p>
          </table:table-cell>
          <table:table-cell table:style-name="ce2" table:formula="of:=1-[.K2]/[.$H2]" office:value-type="percentage" office:value="0.0280532259946535" calcext:value-type="percentage">
            <text:p>2.81%</text:p>
          </table:table-cell>
          <table:table-cell table:style-name="ce2" table:formula="of:=1-[.L2]/[.$H2]" office:value-type="percentage" office:value="0.0280638417152197" calcext:value-type="percentage">
            <text:p>2.81%</text:p>
          </table:table-cell>
          <table:table-cell table:style-name="ce2" table:formula="of:=1-[.M2]/[.$H2]" office:value-type="percentage" office:value="0.0280664737120543" calcext:value-type="percentage">
            <text:p>2.81%</text:p>
          </table:table-cell>
          <table:table-cell table:style-name="ce2" table:formula="of:=1-[.N2]/[.$H2]" office:value-type="percentage" office:value="0.0511105710643532" calcext:value-type="percentage">
            <text:p>5.11%</text:p>
          </table:table-cell>
          <table:table-cell table:style-name="ce2" table:formula="of:=1-[.O2]/[.$H2]" office:value-type="percentage" office:value="0.072175406797044" calcext:value-type="percentage">
            <text:p>7.22%</text:p>
          </table:table-cell>
          <table:table-cell table:style-name="ce2" table:formula="of:=1-[.P2]/[.$H2]" office:value-type="percentage" office:value="0.0754786505576762" calcext:value-type="percentage">
            <text:p>7.55%</text:p>
          </table:table-cell>
          <table:table-cell table:style-name="ce2" table:formula="of:=1-[.Q2]/[.$H2]" office:value-type="percentage" office:value="0.0763475604460007" calcext:value-type="percentage">
            <text:p>7.63%</text:p>
          </table:table-cell>
          <table:table-cell table:style-name="ce2" table:formula="of:=1-[.R2]/[.$H2]" office:value-type="percentage" office:value="0.076411079302942" calcext:value-type="percentage">
            <text:p>7.64%</text:p>
          </table:table-cell>
          <table:table-cell table:style-name="ce2" table:formula="of:=1-[.S2]/[.$H2]" office:value-type="percentage" office:value="0.0902378360072959" calcext:value-type="percentage">
            <text:p>9.02%</text:p>
          </table:table-cell>
          <table:table-cell table:style-name="ce2" table:formula="of:=1-[.T2]/[.$H2]" office:value-type="percentage" office:value="0.18750126116515" calcext:value-type="percentage">
            <text:p>18.75%</text:p>
          </table:table-cell>
          <table:table-cell table:style-name="ce2" table:formula="of:=1-[.U2]/[.$H2]" office:value-type="percentage" office:value="0.20749504965262" calcext:value-type="percentage">
            <text:p>20.75%</text:p>
          </table:table-cell>
          <table:table-cell table:style-name="ce2" table:formula="of:=1-[.V2]/[.$H2]" office:value-type="percentage" office:value="0.223373798822445" calcext:value-type="percentage">
            <text:p>22.34%</text:p>
          </table:table-cell>
          <table:table-cell table:style-name="ce2" table:formula="of:=1-[.W2]/[.$H2]" office:value-type="percentage" office:value="0.24149360556369" calcext:value-type="percentage">
            <text:p>24.15%</text:p>
          </table:table-cell>
          <table:table-cell table:style-name="ce2" table:formula="of:=1-[.X2]/[.$H2]" office:value-type="percentage" office:value="0.264392065757809" calcext:value-type="percentage">
            <text:p>26.44%</text:p>
          </table:table-cell>
          <table:table-cell table:style-name="ce2" table:formula="of:=1-[.Y2]/[.$H2]" office:value-type="percentage" office:value="0.299460528382138" calcext:value-type="percentage">
            <text:p>29.95%</text:p>
          </table:table-cell>
          <table:table-cell table:style-name="ce2" table:formula="of:=1-[.Z2]/[.$H2]" office:value-type="percentage" office:value="0.31050386070069" calcext:value-type="percentage">
            <text:p>31.05%</text:p>
          </table:table-cell>
          <table:table-cell table:style-name="ce2" table:formula="of:=1-[.AA2]/[.$H2]" office:value-type="percentage" office:value="0.51369735019332" calcext:value-type="percentage">
            <text:p>51.37%</text:p>
          </table:table-cell>
          <table:table-cell table:style-name="ce2" table:formula="of:=1-[.AB2]/[.$H2]" office:value-type="percentage" office:value="0.51369735019332" calcext:value-type="percentage">
            <text:p>51.37%</text:p>
          </table:table-cell>
          <table:table-cell table:style-name="ce2" table:formula="of:=1-[.AC2]/[.$H2]" office:value-type="percentage" office:value="0.514750148927154" calcext:value-type="percentage">
            <text:p>51.48%</text:p>
          </table:table-cell>
          <table:table-cell table:style-name="ce2" table:formula="of:=1-[.AD2]/[.$H2]" office:value-type="percentage" office:value="0.519627414528096" calcext:value-type="percentage">
            <text:p>51.96%</text:p>
          </table:table-cell>
          <table:table-cell table:number-columns-repeated="994"/>
        </table:table-row>
        <calcext:conditional-formats>
          <calcext:conditional-format calcext:target-range-address="Sheet1.H2:Sheet1.AD32">
            <calcext:condition calcext:apply-style-name="100k or more" calcext:value="&gt;99999" calcext:base-cell-address="Sheet1.H2"/>
            <calcext:condition calcext:apply-style-name="10k or more" calcext:value="&gt;9999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H1048576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1_00k_20_or_20_more" style:display-name="100k or more" style:family="table-cell" style:parent-style-name="Default">
      <style:table-cell-properties fo:background-color="#ffff00"/>
      <style:text-properties fo:font-weight="normal"/>
    </style:style>
    <style:style style:name="_31_0k_20_or_20_more" style:display-name="10k or more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9:32:31.510342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4:23:44.738668902</meta:creation-date>
    <dc:date>2016-05-13T14:41:28.194665938</dc:date>
    <meta:editing-duration>PT8H51M14S</meta:editing-duration>
    <meta:editing-cycles>16</meta:editing-cycles>
    <meta:generator>LibreOffice/4.3.3.2$Linux_X86_64 LibreOffice_project/430m0$Build-2</meta:generator>
    <meta:document-statistic meta:table-count="1" meta:cell-count="1027" meta:object-count="0"/>
  </office:meta>
</office:document-meta>
</file>